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00000000C0000000CC5633741D80F0908.gif" manifest:media-type="image/gif"/>
  <manifest:file-entry manifest:full-path="Pictures/100002000000000A0000000A5B354D19DE71D0E4.gif" manifest:media-type="image/gif"/>
  <manifest:file-entry manifest:full-path="Pictures/10000201000001A4000001A48330C44903AA7970.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style>
    <style:style style:name="gr6" style:family="graphic" style:parent-style-name="standard">
      <style:graphic-properties svg:stroke-color="#333333" draw:fill="solid" draw:fill-color="#3399ff" draw:opacity="50%" draw:textarea-horizontal-align="justify" draw:textarea-vertical-align="middle" draw:auto-grow-height="false" fo:min-height="9.595cm" fo:min-width="6.177cm" draw:shadow-opacity="50%"/>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8" style:family="graphic" style:parent-style-name="standard">
      <style:graphic-properties svg:stroke-color="#333333" draw:fill="solid" draw:fill-color="#3399ff" draw:opacity="50%" draw:textarea-horizontal-align="justify" draw:textarea-vertical-align="middle" draw:auto-grow-height="false" fo:min-height="9.46cm" fo:min-width="6.047cm" draw:shadow-opacity="50%"/>
    </style:style>
    <style:style style:name="gr9" style:family="graphic" style:parent-style-name="standard">
      <style:graphic-properties svg:stroke-color="#333333" draw:fill="solid" draw:fill-color="#ffff00" draw:textarea-horizontal-align="justify" draw:textarea-vertical-align="middle" draw:auto-grow-height="false" fo:min-height="1.047cm" fo:min-width="5.188cm"/>
    </style:style>
    <style:style style:name="gr10" style:family="graphic" style:parent-style-name="standard">
      <style:graphic-properties svg:stroke-color="#333333" draw:fill="solid" draw:fill-color="#3399ff" draw:opacity="50%" draw:textarea-horizontal-align="justify" draw:textarea-vertical-align="middle" draw:auto-grow-height="false" fo:min-height="9.46cm" fo:min-width="6.282cm" draw:shadow-opacity="50%"/>
    </style:style>
    <style:style style:name="gr11" style:family="graphic" style:parent-style-name="standard">
      <style:graphic-properties svg:stroke-color="#333333" draw:fill="solid" draw:fill-color="#ffff00" draw:textarea-horizontal-align="justify" draw:textarea-vertical-align="middle" draw:auto-grow-height="false" fo:min-height="0.55cm" fo:min-width="4.343cm"/>
    </style:style>
    <style:style style:name="gr12" style:family="graphic" style:parent-style-name="objectwithoutfill">
      <style:graphic-properties svg:stroke-color="#000000" draw:marker-end="Arrow" draw:marker-end-width="0.152cm" draw:fill="none" draw:textarea-vertical-align="middle"/>
    </style:style>
    <style:style style:name="gr13" style:family="graphic" style:parent-style-name="standard">
      <style:graphic-properties svg:stroke-color="#333333" draw:marker-start="Arrow" draw:marker-start-width="0.152cm" draw:marker-end="Arrow" draw:marker-end-width="0.152cm" draw:fill="solid" draw:fill-color="#ffff00" draw:textarea-horizontal-align="justify" draw:textarea-vertical-align="middle" draw:auto-grow-height="false" fo:min-height="5.842cm" fo:min-width="5.198cm"/>
    </style:style>
    <style:style style:name="gr14" style:family="graphic" style:parent-style-name="objectwithoutfill">
      <style:graphic-properties svg:stroke-color="#000000" draw:marker-start="Arrow" draw:marker-start-width="0.152cm" draw:marker-end="Arrow" draw:marker-end-width="0.152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992cm" fo:min-width="11.915cm" fo:padding-top="0.15cm" fo:padding-bottom="0.15cm" fo:padding-left="0.275cm" fo:padding-right="0.275cm" draw:shadow-opacity="0%"/>
    </style:style>
    <style:style style:name="gr17" style:family="graphic" style:parent-style-name="standard">
      <style:graphic-properties svg:stroke-color="#1c1c1c" draw:fill="solid" draw:fill-color="#729fcf" draw:opacity="0%" draw:textarea-horizontal-align="justify" draw:textarea-vertical-align="middle" draw:auto-grow-height="false" fo:min-height="3.869cm" fo:min-width="10.547cm" draw:shadow-opacity="0%"/>
    </style:style>
    <style:style style:name="gr18" style:family="graphic" style:parent-style-name="standard">
      <style:graphic-properties svg:stroke-color="#1c1c1c" draw:fill="solid" draw:fill-color="#729fcf" draw:opacity="0%" draw:textarea-horizontal-align="justify" draw:textarea-vertical-align="middle" draw:auto-grow-height="false" fo:min-height="10.995cm" fo:min-width="9.183cm" draw:shadow-opacity="0%"/>
    </style:style>
    <style:style style:name="gr19" style:family="graphic" style:parent-style-name="standard">
      <style:graphic-properties draw:fill="solid" draw:fill-color="#729fcf" draw:opacity="0%" draw:textarea-horizontal-align="justify" draw:textarea-vertical-align="middle" draw:auto-grow-height="false" fo:min-height="4.565cm" fo:min-width="8.337cm" draw:shadow-opacity="0%"/>
    </style:style>
    <style:style style:name="gr20" style:family="graphic" style:parent-style-name="standard">
      <style:graphic-properties draw:fill="solid" draw:fill-color="#729fcf" draw:opacity="0%" draw:textarea-horizontal-align="justify" draw:textarea-vertical-align="middle" draw:auto-grow-height="false" fo:min-height="2.661cm" fo:min-width="9.157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036cm"/>
    </style:style>
    <style:style style:name="ro2" style:family="table-row">
      <style:table-row-properties style:row-height="0.794cm"/>
    </style:style>
    <style:style style:name="ro3" style:family="table-row">
      <style:table-row-properties style:row-height="0.933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none"/>
      <style:paragraph-properties fo:line-height="100%" fo:text-align="start" style:font-independent-line-spacing="true"/>
      <style:text-properties fo:font-size="18pt"/>
    </style:style>
    <style:style style:name="P12" style:family="paragraph">
      <style:paragraph-properties fo:text-align="start"/>
    </style:style>
    <style:style style:name="P13" style:family="paragraph">
      <loext:graphic-properties draw:fill="solid" draw:fill-color="#3399ff" draw:opacity="50%"/>
      <style:paragraph-properties fo:text-align="center"/>
    </style:style>
    <style:style style:name="P14" style:family="paragraph">
      <loext:graphic-properties draw:fill="solid" draw:fill-color="#ffff00"/>
      <style:paragraph-properties fo:text-align="center"/>
    </style:style>
    <style:style style:name="P15" style:family="paragraph">
      <loext:graphic-properties draw:fill="none"/>
      <style:paragraph-properties fo:text-align="start" style:font-independent-line-spacing="true"/>
      <style:text-properties fo:font-size="18pt" style:font-size-asian="18pt" style:font-size-complex="18pt"/>
    </style:style>
    <style:style style:name="P16" style:family="paragraph">
      <loext:graphic-properties draw:fill="none"/>
      <style:paragraph-properties fo:text-align="start" style:font-independent-line-spacing="true"/>
      <style:text-properties fo:font-size="16pt" style:font-size-asian="16pt" style:font-size-complex="16pt"/>
    </style:style>
    <style:style style:name="P17" style:family="paragraph">
      <loext:graphic-properties draw:fill="none"/>
      <style:paragraph-properties fo:line-height="100%" fo:text-align="start" style:writing-mode="lr-tb" style:font-independent-line-spacing="true"/>
      <style:text-properties fo:font-size="16pt" style:font-size-asian="16pt" style:font-size-complex="16pt"/>
    </style:style>
    <style:style style:name="P18" style:family="paragraph">
      <loext:graphic-properties draw:fill="none"/>
      <style:paragraph-properties fo:text-align="center"/>
    </style:style>
    <style:style style:name="P19" style:family="paragraph">
      <loext:graphic-properties draw:fill="none"/>
      <style:paragraph-properties fo:text-align="start" style:font-independent-line-spacing="true"/>
      <style:text-properties fo:font-size="15pt" fo:font-style="italic" style:font-size-asian="15pt" style:font-style-asian="italic" style:font-size-complex="15pt" style:font-style-complex="italic"/>
    </style:style>
    <style:style style:name="P20" style:family="paragraph">
      <style:paragraph-properties fo:margin-left="0cm" fo:margin-right="0cm" fo:margin-top="0cm" fo:margin-bottom="0cm" style:line-height-at-least="0cm" fo:text-align="start" fo:text-indent="0cm" style:writing-mode="lr-tb"/>
    </style:style>
    <style:style style:name="P21" style:family="paragraph">
      <style:paragraph-properties style:line-height-at-least="0cm" style:writing-mode="lr-tb"/>
    </style:style>
    <style:style style:name="P22" style:family="paragraph">
      <style:paragraph-properties style:writing-mode="lr-tb"/>
    </style:style>
    <style:style style:name="P23" style:family="paragraph">
      <style:paragraph-properties fo:margin-top="0.203cm" fo:margin-bottom="0cm" style:line-height-at-least="0cm" style:writing-mode="lr-tb"/>
    </style:style>
    <style:style style:name="P24" style:family="paragraph">
      <loext:graphic-properties draw:fill="none"/>
      <style:paragraph-properties fo:text-align="start" style:font-independent-line-spacing="true"/>
      <style:text-properties fo:color="#1c1c1c" fo:font-size="18pt"/>
    </style:style>
    <style:style style:name="P25" style:family="paragraph">
      <loext:graphic-properties draw:fill="none"/>
      <style:paragraph-properties fo:line-height="150%" fo:text-align="start" style:font-independent-line-spacing="true"/>
      <style:text-properties fo:color="#1c1c1c" fo:font-size="18pt"/>
    </style:style>
    <style:style style:name="P26" style:family="paragraph">
      <loext:graphic-properties draw:fill="none"/>
      <style:paragraph-properties fo:text-align="start" style:font-independent-line-spacing="true"/>
      <style:text-properties fo:color="#1c1c1c" fo:font-size="20pt" style:font-size-asian="20pt" style:font-size-complex="20pt"/>
    </style:style>
    <style:style style:name="P27" style:family="paragraph">
      <style:paragraph-properties fo:margin-top="0cm" fo:margin-bottom="0cm" fo:line-height="100%" style:writing-mode="lr-tb"/>
    </style:style>
    <style:style style:name="P28" style:family="paragraph">
      <style:paragraph-properties fo:margin-top="0.254cm" fo:margin-bottom="0cm" style:writing-mode="lr-tb"/>
    </style:style>
    <style:style style:name="P29" style:family="paragraph">
      <loext:graphic-properties draw:fill="none"/>
      <style:paragraph-properties fo:margin-top="0.254cm" fo:margin-bottom="0cm" fo:text-align="start" style:writing-mode="lr-tb" style:font-independent-line-spacing="true"/>
      <style:text-properties fo:color="#1c1c1c" fo:font-size="16pt" style:font-size-asian="16pt" style:font-size-complex="16pt"/>
    </style:style>
    <style:style style:name="P30" style:family="paragraph">
      <style:paragraph-properties fo:margin-top="0.152cm" fo:margin-bottom="0cm" style:writing-mode="lr-tb"/>
    </style:style>
    <style:style style:name="P31" style:family="paragraph">
      <loext:graphic-properties draw:fill="none"/>
      <style:paragraph-properties fo:margin-top="0.152cm" fo:margin-bottom="0cm" fo:text-align="start" style:writing-mode="lr-tb" style:font-independent-line-spacing="true"/>
      <style:text-properties fo:color="#1c1c1c" fo:font-size="20pt" style:font-size-asian="20pt" style:font-size-complex="20pt"/>
    </style:style>
    <style:style style:name="P32" style:family="paragraph">
      <loext:graphic-properties draw:fill="solid" draw:fill-color="#729fcf" draw:opacity="0%"/>
      <style:paragraph-properties fo:text-align="center"/>
    </style:style>
    <style:style style:name="P33"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34" style:family="paragraph">
      <style:paragraph-properties fo:margin-left="0cm" fo:margin-right="0cm" fo:margin-top="0.102cm" fo:margin-bottom="0.102cm" style:line-height-at-least="0cm" fo:text-align="start" fo:text-indent="0cm" style:writing-mode="lr-tb"/>
    </style:style>
    <style:style style:name="P3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6pt" style:font-size-asian="26pt" style:font-size-complex="26pt"/>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7" style:family="paragraph">
      <loext:graphic-properties draw:fill="none"/>
      <style:paragraph-properties fo:text-align="start" style:font-independent-line-spacing="true"/>
      <style:text-properties fo:color="#1c1c1c" fo:font-size="18pt" fo:font-weight="normal" style:font-weight-asian="normal" style:font-weight-complex="normal"/>
    </style:style>
    <style:style style:name="P38" style:family="paragraph">
      <style:paragraph-properties fo:margin-left="0cm" fo:margin-right="0cm" fo:margin-top="0cm" fo:margin-bottom="0cm" style:line-height-at-least="0cm" fo:text-align="start" fo:text-indent="0cm" style:writing-mode="lr-tb"/>
      <style:text-properties fo:color="#000099"/>
    </style:style>
    <style:style style:name="P39" style:family="paragraph">
      <loext:graphic-properties draw:fill="none"/>
      <style:paragraph-properties fo:text-align="start" style:font-independent-line-spacing="true"/>
      <style:text-properties fo:color="#000099" fo:font-size="1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9" style:family="text">
      <style:text-properties fo:font-size="11pt"/>
    </style:style>
    <style:style style:name="T10"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99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33333"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66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434343"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16"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333333"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33333"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c1c1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7" style:family="text">
      <style:text-properties fo:color="#006600" fo:font-size="20pt" style:font-size-asian="20pt" style:font-size-complex="20pt"/>
    </style:style>
    <style:style style:name="T28" style:family="text">
      <style:text-properties fo:font-size="20pt" style:font-size-asian="20pt" style:font-size-complex="20pt"/>
    </style:style>
    <style:style style:name="T29" style:family="text">
      <style:text-properties fo:font-size="12pt" style:font-size-asian="12pt" style:font-size-complex="12pt"/>
    </style:style>
    <style:style style:name="T30" style:family="text">
      <style:text-properties fo:font-size="16pt" style:font-size-asian="16pt" style:font-size-complex="16pt"/>
    </style:style>
    <style:style style:name="T31" style:family="text">
      <style:text-properties fo:font-size="20pt" fo:font-weight="bold" style:font-size-asian="20pt" style:font-weight-asian="bold" style:font-size-complex="20pt" style:font-weight-complex="bold"/>
    </style:style>
    <style:style style:name="T32" style:family="text">
      <style:text-properties fo:color="#990000" fo:font-size="20pt" fo:font-weight="normal" style:font-size-asian="20pt" style:font-weight-asian="normal" style:font-size-complex="20pt" style:font-weight-complex="normal"/>
    </style:style>
    <style:style style:name="T33" style:family="text">
      <style:text-properties fo:font-size="20pt" fo:font-weight="normal" style:font-size-asian="20pt" style:font-weight-asian="normal" style:font-size-complex="20pt" style:font-weight-complex="normal"/>
    </style:style>
    <style:style style:name="T34" style:family="text">
      <style:text-properties fo:font-variant="normal" fo:text-transform="none" fo:color="#00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5" style:family="text">
      <style:text-properties fo:color="#000099"/>
    </style:style>
    <style:style style:name="T36"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99"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fo:color="#1c1c1c"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99"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1c1c1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0000ff"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1c1c1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99"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99" style:text-outline="false" style:text-line-through-style="none" style:text-line-through-type="none" style:text-position="0% 100%" style:font-name="Arial" fo:font-size="10pt" fo:letter-spacing="normal" fo:font-style="italic" fo:text-shadow="none" style:text-underline-style="none" fo:font-weight="normal" style:letter-kerning="true" fo:background-color="transparent" style:font-name-asian="Arial"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1c1c1c"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99" style:text-outline="false" style:text-line-through-style="none" style:text-line-through-type="none" style:text-position="0% 100%" style:font-name="Arial" fo:font-size="20pt" fo:letter-spacing="normal" fo:font-style="italic" fo:text-shadow="none" style:text-underline-style="none" fo:font-weight="normal" style:letter-kerning="true" fo:background-color="transparent" style:font-name-asian="Arial"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bold" style:letter-kerning="true" fo:background-color="transparent" style:font-name-asian="Arial" style:font-size-asian="17pt" style:font-style-asian="normal" style:font-weight-asian="bold" style:font-name-complex="Arial" style:font-size-complex="17pt" style:font-style-complex="normal" style:font-weight-complex="bold" style:text-emphasize="none" style:font-relief="none" style:text-overline-style="none" style:text-overline-color="font-color"/>
    </style:style>
    <style:style style:name="T52"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2000000000A0000000A5B354D19DE71D0E4.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9">
      <text:list-level-style-image text:level="1" xlink:href="Pictures/100002000000000A0000000A5B354D19DE71D0E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10">
      <text:list-level-style-image text:level="1" xlink:href="Pictures/100002000000000C0000000CC5633741D80F0908.gif" xlink:type="simple" xlink:show="embed" xlink:actuate="onLoad">
        <style:list-level-properties text:space-before="0.305cm" text:min-label-width="0.889cm" style:vertical-pos="middle" style:vertical-rel="line" fo:width="0.318cm" fo:height="0.3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1 – 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254cm" svg:x="0.4cm" svg:y="2.593cm" presentation:class="outline" presentation:user-transformed="true">
          <draw:text-box>
            <text:list text:style-name="L2">
              <text:list-item>
                <text:p text:style-name="P5"><text:span text:style-name="T3"><text:s/></text:span><text:span text:style-name="T3">Bibliography:</text:span></text:p>
                <text:p text:style-name="P5"><text:span text:style-name="T4"><text:a xlink:href="https://www.python.org/doc/" xlink:type="simple">https://www.python.org/doc/</text:a></text:span></text:p>
                <text:p text:style-name="P5"><text:span text:style-name="T4"><text:a xlink:href="http://docs.python.it/" xlink:type="simple">http://docs.python.it/</text:a></text:span></text:p>
                <text:p text:style-name="P5"><text:span text:style-name="T3">and much more available in internet</text:span></text:p>
              </text:list-item>
            </text:list>
            <text:p text:style-name="P5"><text:span text:style-name="T5"/></text:p>
            <text:list text:continue-numbering="true" text:style-name="L2">
              <text:list-item>
                <text:p text:style-name="P5"><text:span text:style-name="T6"><text:s/></text:span><text:span text:style-name="T6">Learning Materials:</text:span></text:p>
              </text:list-item>
            </text:list>
            <text:list text:style-name="L3">
              <text:list-header>
                <text:p text:style-name="P5"><text:span text:style-name="T7">https://github.com/gtaffoni/Learn-Python/tree/master/Lectures</text:span></text:p>
                <text:p><text:span text:style-name="T7">https://github.com/bertocco/bash_lectures</text:span></text:p>
              </text:list-header>
            </text:list>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custom-shape draw:name="Google Shape;142;p29" draw:style-name="gr4" draw:text-style-name="P8" draw:layer="layout" svg:width="21.212cm" svg:height="2.286cm" svg:x="0cm" svg:y="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custom-shape draw:name="Google Shape;142;p29" draw:style-name="gr5" draw:text-style-name="P9" draw:layer="layout" svg:width="20.876cm" svg:height="2.286cm" svg:x="0.1cm" svg:y="0.1cm">
          <text:p text:style-name="P3"><text:span text:style-name="T3">Compiled vs. interpreted langu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3.621cm" svg:height="14.676cm" svg:x="0.378cm" svg:y="3.572cm" presentation:class="outline" presentation:user-transformed="true">
          <draw:text-box>
            <text:p text:style-name="P10"><text:span text:style-name="T8">Programming languages generally are split in two categories: </text:span></text:p>
            <text:p text:style-name="P10"><text:span text:style-name="T8">Compiled or Interpreted. </text:span></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draw:text-box>
        </draw:frame>
        <draw:frame draw:style-name="standard" draw:layer="layout" svg:width="14.098cm" svg:height="2.979cm" svg:x="5.266cm" svg:y="6.34cm">
          <table:table table:template-name="default" table:use-first-row-styles="true" table:use-banding-rows-styles="true">
            <table:table-column table:style-name="co1"/>
            <table:table-column table:style-name="co2"/>
            <table:table-row table:style-name="ro1" table:default-cell-style-name="gray3">
              <table:table-cell>
                <text:p>Compiled</text:p>
              </table:table-cell>
              <table:table-cell>
                <text:p>Interpreted</text:p>
              </table:table-cell>
            </table:table-row>
            <table:table-row table:style-name="ro2" table:default-cell-style-name="gray2">
              <table:table-cell>
                <text:p>C/C++</text:p>
              </table:table-cell>
              <table:table-cell>
                <text:p>Python</text:p>
              </table:table-cell>
            </table:table-row>
            <table:table-row table:style-name="ro3" table:default-cell-style-name="gray1">
              <table:table-cell>
                <text:p>Fortran</text:p>
              </table:table-cell>
              <table:table-cell>
                <text:p>Perl</text:p>
              </table:table-cell>
            </table:table-row>
          </table:table>
          <draw:image xlink:href="Pictures/TablePreview1.svm" xlink:type="simple" xlink:show="embed" xlink:actuate="onLoad"/>
        </draw:fram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12"><text:span text:style-name="T9">Firstly java compiled(some would prefer to say "translated") to bytecode, which then either compiled, or interpreted depending on mood of JIT. Java is a compiled programming language, but rather than compile straight to executable machine code, it compiles to an intermediate binary form called JVM byte code.</text:span></text:p>
              <text:p text:style-name="P12"><text:span text:style-name="T9">The Java compiler typically compiles source code into an intermediate language, expressed generically as "byte code". That itself is not machine code for your native hardware, but in a sense it is "machine" code for the Java virtual machine.</text:span></text:p>
              <text:p text:style-name="P12"><text:span text:style-name="T9">Java is both compiled and interpreted.</text:span></text:p>
            </draw:text-box>
          </draw:frame>
        </presentation:notes>
      </draw:page>
      <draw:page draw:name="page4" draw:style-name="dp3" draw:master-page-name="OBJECT" presentation:presentation-page-layout-name="AL2T11">
        <office:forms form:automatic-focus="false" form:apply-design-mode="false"/>
        <draw:custom-shape draw:style-name="gr6" draw:text-style-name="P13" draw:layer="layout" svg:width="6.677cm" svg:height="9.845cm" svg:x="0.279cm" svg:y="3.966cm">
          <text:p/>
          <draw:enhanced-geometry svg:viewBox="0 0 21600 21600" draw:type="rectangle" draw:enhanced-path="M 0 0 L 21600 0 21600 21600 0 21600 0 0 Z N"/>
        </draw:custom-shape>
        <draw:custom-shape draw:name="Google Shape;142;p29" draw:style-name="gr7" draw:text-style-name="P8" draw:layer="layout" svg:width="21.035cm" svg:height="2.286cm" svg:x="0cm" svg:y="0.1cm">
          <text:p text:style-name="P3"><text:span text:style-name="T3">Compiled vs. interpreted langu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3" draw:layer="layout" svg:width="6.547cm" svg:height="9.71cm" svg:x="7.434cm" svg:y="4.101cm">
          <text:p/>
          <draw:enhanced-geometry svg:viewBox="0 0 21600 21600" draw:type="rectangle" draw:enhanced-path="M 0 0 L 21600 0 21600 21600 0 21600 0 0 Z N"/>
        </draw:custom-shape>
        <draw:custom-shape draw:style-name="gr9" draw:text-style-name="P14" draw:layer="layout" svg:width="5.688cm" svg:height="1.297cm" svg:x="7.757cm" svg:y="4.621cm">
          <text:p/>
          <draw:enhanced-geometry svg:viewBox="0 0 21600 21600" draw:type="rectangle" draw:enhanced-path="M 0 0 L 21600 0 21600 21600 0 21600 0 0 Z N"/>
        </draw:custom-shape>
        <draw:frame draw:name="Google Shape;140;p29" presentation:style-name="pr2" draw:text-style-name="P15" draw:layer="layout" svg:width="6.537cm" svg:height="1.011cm" svg:x="6.956cm" svg:y="2.954cm" presentation:class="outline" presentation:user-transformed="true">
          <draw:text-box>
            <text:p text:style-name="P5"><text:span text:style-name="T10">Interpreted (bash)</text:span></text:p>
          </draw:text-box>
        </draw:frame>
        <draw:custom-shape draw:style-name="gr10" draw:text-style-name="P13" draw:layer="layout" svg:width="6.782cm" svg:height="9.71cm" svg:x="14.499cm" svg:y="4.101cm">
          <text:p/>
          <draw:enhanced-geometry svg:viewBox="0 0 21600 21600" draw:type="rectangle" draw:enhanced-path="M 0 0 L 21600 0 21600 21600 0 21600 0 0 Z N"/>
        </draw:custom-shape>
        <draw:frame draw:name="Google Shape;140;p29" presentation:style-name="pr2" draw:text-style-name="P15" draw:layer="layout" svg:width="3.534cm" svg:height="1.011cm" svg:x="15.817cm" svg:y="3.008cm" presentation:class="outline" presentation:user-transformed="true">
          <draw:text-box>
            <text:p text:style-name="P5"><text:span text:style-name="T10">Compiled</text:span></text:p>
          </draw:text-box>
        </draw:frame>
        <draw:frame draw:name="Google Shape;140;p29" presentation:style-name="pr2" draw:text-style-name="P16" draw:layer="layout" svg:width="5.371cm" svg:height="1.011cm" svg:x="8.612cm" svg:y="4.808cm" presentation:class="outline" presentation:user-transformed="true">
          <draw:text-box>
            <text:p text:style-name="P5"><text:span text:style-name="T11">Source code</text:span></text:p>
          </draw:text-box>
        </draw:frame>
        <draw:custom-shape draw:style-name="gr9" draw:text-style-name="P14" draw:layer="layout" svg:width="5.688cm" svg:height="1.297cm" svg:x="15.138cm" svg:y="4.621cm">
          <text:p/>
          <draw:enhanced-geometry svg:viewBox="0 0 21600 21600" draw:type="rectangle" draw:enhanced-path="M 0 0 L 21600 0 21600 21600 0 21600 0 0 Z N"/>
        </draw:custom-shape>
        <draw:frame draw:name="Google Shape;140;p29" presentation:style-name="pr2" draw:text-style-name="P16" draw:layer="layout" svg:width="5.371cm" svg:height="1.011cm" svg:x="15.297cm" svg:y="4.809cm" presentation:class="outline" presentation:user-transformed="true">
          <draw:text-box>
            <text:p text:style-name="P5"><text:span text:style-name="T11">Source code</text:span></text:p>
          </draw:text-box>
        </draw:frame>
        <draw:custom-shape draw:style-name="gr9" draw:text-style-name="P14" draw:layer="layout" svg:width="5.688cm" svg:height="1.297cm" svg:x="15.138cm" svg:y="8.821cm">
          <text:p/>
          <draw:enhanced-geometry svg:viewBox="0 0 21600 21600" draw:type="rectangle" draw:enhanced-path="M 0 0 L 21600 0 21600 21600 0 21600 0 0 Z N"/>
        </draw:custom-shape>
        <draw:custom-shape draw:style-name="gr9" draw:text-style-name="P14" draw:layer="layout" svg:width="5.688cm" svg:height="1.297cm" svg:x="15.138cm" svg:y="6.621cm">
          <text:p/>
          <draw:enhanced-geometry svg:viewBox="0 0 21600 21600" draw:type="rectangle" draw:enhanced-path="M 0 0 L 21600 0 21600 21600 0 21600 0 0 Z N"/>
        </draw:custom-shape>
        <draw:frame draw:name="Google Shape;140;p29" presentation:style-name="pr2" draw:text-style-name="P17" draw:layer="layout" svg:width="5.504cm" svg:height="1.011cm" svg:x="15.222cm" svg:y="6.748cm" presentation:class="outline" presentation:user-transformed="true">
          <draw:text-box>
            <text:p text:style-name="P10"><text:span text:style-name="T11">Compiled code</text:span></text:p>
          </draw:text-box>
        </draw:frame>
        <draw:frame draw:name="Google Shape;140;p29" presentation:style-name="pr2" draw:text-style-name="P17" draw:layer="layout" svg:width="5.504cm" svg:height="1.011cm" svg:x="15.222cm" svg:y="8.987cm" presentation:class="outline" presentation:user-transformed="true">
          <draw:text-box>
            <text:p text:style-name="P10"><text:span text:style-name="T11">Executable code</text:span></text:p>
          </draw:text-box>
        </draw:frame>
        <draw:custom-shape draw:style-name="gr11" draw:text-style-name="P14" draw:layer="layout" svg:width="4.843cm" svg:height="0.8cm" svg:x="7.742cm" svg:y="11.742cm">
          <text:p/>
          <draw:enhanced-geometry svg:viewBox="0 0 21600 21600" draw:type="rectangle" draw:enhanced-path="M 0 0 L 21600 0 21600 21600 0 21600 0 0 Z N"/>
        </draw:custom-shape>
        <draw:frame draw:name="Google Shape;140;p29" presentation:style-name="pr2" draw:text-style-name="P15" draw:layer="layout" svg:width="5.371cm" svg:height="1.011cm" svg:x="8.016cm" svg:y="11.531cm" presentation:class="outline" presentation:user-transformed="true">
          <draw:text-box>
            <text:p text:style-name="P5"><text:span text:style-name="T10">interpreter</text:span></text:p>
          </draw:text-box>
        </draw:frame>
        <draw:frame draw:name="Google Shape;140;p29" presentation:style-name="pr2" draw:text-style-name="P15" draw:layer="layout" svg:width="5.371cm" svg:height="1.011cm" svg:x="17.799cm" svg:y="12.711cm" presentation:class="outline" presentation:user-transformed="true">
          <draw:text-box>
            <text:p text:style-name="P5"><text:span text:style-name="T10">machine</text:span></text:p>
          </draw:text-box>
        </draw:frame>
        <draw:frame draw:name="Google Shape;140;p29" presentation:style-name="pr2" draw:text-style-name="P15" draw:layer="layout" svg:width="5.371cm" svg:height="1.011cm" svg:x="10.536cm" svg:y="12.712cm" presentation:class="outline" presentation:user-transformed="true">
          <draw:text-box>
            <text:p text:style-name="P5"><text:span text:style-name="T10">machine</text:span></text:p>
          </draw:text-box>
        </draw:frame>
        <draw:line draw:style-name="gr12" draw:text-style-name="P18" draw:layer="layout" svg:x1="3.598cm" svg:y1="5.918cm" svg:x2="3.624cm" svg:y2="6.621cm">
          <text:p/>
        </draw:line>
        <draw:line draw:style-name="gr12" draw:text-style-name="P18" draw:layer="layout" svg:x1="17.998cm" svg:y1="7.918cm" svg:x2="17.998cm" svg:y2="8.821cm">
          <text:p/>
        </draw:line>
        <draw:line draw:style-name="gr12" draw:text-style-name="P18" draw:layer="layout" svg:x1="18.003cm" svg:y1="5.918cm" svg:x2="18.029cm" svg:y2="6.621cm">
          <text:p/>
        </draw:line>
        <draw:line draw:style-name="gr12" draw:text-style-name="P18" draw:layer="layout" svg:x1="18.008cm" svg:y1="10.118cm" svg:x2="18.018cm" svg:y2="11.483cm">
          <text:p/>
        </draw:line>
        <draw:line draw:style-name="gr12" draw:text-style-name="P18" draw:layer="layout" svg:x1="10.136cm" svg:y1="5.918cm" svg:x2="10.11cm" svg:y2="11.742cm">
          <text:p/>
        </draw:line>
        <draw:frame draw:name="Google Shape;140;p29" presentation:style-name="pr2" draw:text-style-name="P16" draw:layer="layout" svg:width="24.818cm" svg:height="3.916cm" svg:x="0.159cm" svg:y="13.811cm" presentation:class="outline" presentation:user-transformed="true">
          <draw:text-box>
            <text:p text:style-name="P10"><text:span text:style-name="T12">Interpreted languages</text:span><text:span text:style-name="T13">: </text:span></text:p>
            <text:p text:style-name="P10"><text:span text:style-name="T14">old-style interpreted languages</text:span><text:span text:style-name="T13"> (like bash): the code is saved in the same format that you entered</text:span></text:p>
            <text:p text:style-name="P10"><text:span text:style-name="T14">new-style <text:s/>interpreted languages</text:span><text:span text:style-name="T13"> (like python): the code is pre-processed to produce a bytecode (similar to machine language) and then executed by the interpreter (virtual machine).</text:span></text:p>
            <text:p text:style-name="P10"><text:span text:style-name="T12">Compiled languages</text:span><text:span text:style-name="T13">: the code is reduced to a set of machine-specific instructions before being saved as an executable file. The executable file is executed directly on the machine</text:span></text:p>
            <text:p text:style-name="P10"><text:span text:style-name="T13"/></text:p>
          </draw:text-box>
        </draw:frame>
        <draw:frame draw:name="Google Shape;140;p29" presentation:style-name="pr2" draw:text-style-name="P19" draw:layer="layout" svg:width="3.371cm" svg:height="1.011cm" svg:x="17.998cm" svg:y="5.81cm" presentation:class="outline" presentation:user-transformed="true">
          <draw:text-box>
            <text:p text:style-name="P5"><text:span text:style-name="T15">Compilation</text:span></text:p>
          </draw:text-box>
        </draw:frame>
        <draw:frame draw:name="Google Shape;140;p29" presentation:style-name="pr2" draw:text-style-name="P19" draw:layer="layout" svg:width="3.371cm" svg:height="1.011cm" svg:x="17.999cm" svg:y="7.911cm" presentation:class="outline" presentation:user-transformed="true">
          <draw:text-box>
            <text:p text:style-name="P5"><text:span text:style-name="T15">Linking libs</text:span></text:p>
          </draw:text-box>
        </draw:frame>
        <draw:frame draw:name="Google Shape;140;p29" presentation:style-name="pr2" draw:text-style-name="P15" draw:layer="layout" svg:width="6.311cm" svg:height="1.011cm" svg:x="0.645cm" svg:y="2.955cm" presentation:class="outline" presentation:user-transformed="true">
          <draw:text-box>
            <text:p text:style-name="P5"><text:span text:style-name="T10">Interpreted (python)</text:span></text:p>
          </draw:text-box>
        </draw:frame>
        <draw:custom-shape draw:style-name="gr9" draw:text-style-name="P14" draw:layer="layout" svg:width="5.688cm" svg:height="1.297cm" svg:x="0.757cm" svg:y="4.621cm">
          <text:p/>
          <draw:enhanced-geometry svg:viewBox="0 0 21600 21600" draw:type="rectangle" draw:enhanced-path="M 0 0 L 21600 0 21600 21600 0 21600 0 0 Z N"/>
        </draw:custom-shape>
        <draw:custom-shape draw:style-name="gr13" draw:text-style-name="P14" draw:layer="layout" svg:width="5.698cm" svg:height="6.092cm" svg:x="0.757cm" svg:y="6.621cm">
          <text:p/>
          <draw:enhanced-geometry svg:viewBox="0 0 21600 21600" draw:type="rectangle" draw:enhanced-path="M 0 0 L 21600 0 21600 21600 0 21600 0 0 Z N"/>
        </draw:custom-shape>
        <draw:frame draw:name="Google Shape;140;p29" presentation:style-name="pr2" draw:text-style-name="P17" draw:layer="layout" svg:width="5.768cm" svg:height="1.566cm" svg:x="0.938cm" svg:y="6.821cm" presentation:class="outline" presentation:user-transformed="true">
          <draw:text-box>
            <text:p text:style-name="P10"><text:span text:style-name="T11">Pre-processed code</text:span></text:p>
            <text:p text:style-name="P10"><text:span text:style-name="T11"><text:s text:c="11"/></text:span><text:span text:style-name="T11">(.pyc) </text:span></text:p>
          </draw:text-box>
        </draw:frame>
        <draw:frame draw:name="Google Shape;140;p29" presentation:style-name="pr2" draw:text-style-name="P16" draw:layer="layout" svg:width="6.158cm" svg:height="1.011cm" svg:x="0.926cm" svg:y="4.809cm" presentation:class="outline" presentation:user-transformed="true">
          <draw:text-box>
            <text:p text:style-name="P5"><text:span text:style-name="T11">Source code (.py)</text:span></text:p>
          </draw:text-box>
        </draw:frame>
        <draw:frame draw:name="Google Shape;140;p29" presentation:style-name="pr2" draw:text-style-name="P15" draw:layer="layout" svg:width="5.371cm" svg:height="1.011cm" svg:x="3.937cm" svg:y="12.713cm" presentation:class="outline" presentation:user-transformed="true">
          <draw:text-box>
            <text:p text:style-name="P5"><text:span text:style-name="T10">machine</text:span></text:p>
          </draw:text-box>
        </draw:frame>
        <draw:frame draw:name="Google Shape;140;p29" presentation:style-name="pr2" draw:text-style-name="P15" draw:layer="layout" svg:width="5.371cm" svg:height="1.011cm" svg:x="1.017cm" svg:y="11.532cm" presentation:class="outline" presentation:user-transformed="true">
          <draw:text-box>
            <text:p text:style-name="P5"><text:span text:style-name="T10">interpreter</text:span></text:p>
          </draw:text-box>
        </draw:frame>
        <draw:line draw:style-name="gr14" draw:text-style-name="P18" draw:layer="layout" svg:x1="3.439cm" svg:y1="8.387cm" svg:x2="3.413cm" svg:y2="11.8cm">
          <text:p/>
        </draw:lin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4.266cm" svg:height="14.773cm" svg:x="0.371cm" svg:y="2.752cm" presentation:class="outline" presentation:user-transformed="true">
          <draw:text-box>
            <text:list text:style-name="L2">
              <text:list-item>
                <text:p text:style-name="P20"><text:span text:style-name="T16"><text:s/></text:span><text:span text:style-name="T16">Execution speed:</text:span><text:span text:style-name="T17"> compiled languages generally run faster than interpreted ones because interpreted programs must be reduced to machine instructions at runtime. Morover the compilation can be optimized </text:span></text:p>
              </text:list-item>
            </text:list>
            <text:p text:style-name="P20"><text:span text:style-name="T18"/></text:p>
            <text:list text:continue-numbering="true" text:style-name="L2">
              <text:list-item>
                <text:p text:style-name="P20"><text:span text:style-name="T17"><text:s/></text:span><text:span text:style-name="T16">Development speed:</text:span><text:span text:style-name="T17"> It is usually easier to develop</text:span><text:span text:style-name="T16"> </text:span><text:span text:style-name="T17">applications in an interpreted environment because write code is easier (languages are more high level); errors can be fixed as soon as the interpreter detect them without re-compile.</text:span></text:p>
              </text:list-item>
              <text:list-item>
                <text:p text:style-name="P20"><text:span text:style-name="T17"><text:s/></text:span><text:span text:style-name="T16">Code portability</text:span><text:span text:style-name="T17">: means run on hardware/software platforms different from which used to develop the code.</text:span></text:p>
                <text:list>
                  <text:list-item>
                    <text:p text:style-name="P21"><text:span text:style-name="T17">Compiled code:</text:span></text:p>
                    <text:list>
                      <text:list-item>
                        <text:p text:style-name="P21"><text:span text:style-name="T17">Is portable on platforms with hardware and softwate similar to which one used for code development and compilation </text:span></text:p>
                      </text:list-item>
                    </text:list>
                  </text:list-item>
                </text:list>
              </text:list-item>
            </text:list>
            <text:list text:style-name="L5">
              <text:list-item>
                <text:list>
                  <text:list-item>
                    <text:list>
                      <text:list-item>
                        <text:p text:style-name="P21"><text:span text:style-name="T17">Is portable is only if re-compiled on target platform (need of compiler and lybraries)</text:span></text:p>
                      </text:list-item>
                    </text:list>
                  </text:list-item>
                  <text:list-item>
                    <text:p text:style-name="P22"><text:span text:style-name="T17">Interpreted code:</text:span></text:p>
                    <text:list>
                      <text:list-item>
                        <text:p text:style-name="P22"><text:span text:style-name="T17">Is portable if the interpreter is available on the target platform </text:span></text:p>
                      </text:list-item>
                    </text:list>
                  </text:list-item>
                </text:list>
              </text:list-item>
            </text:list>
          </draw:text-box>
        </draw:frame>
        <draw:custom-shape draw:name="Google Shape;142;p29" draw:style-name="gr7" draw:text-style-name="P8" draw:layer="layout" svg:width="21.035cm" svg:height="2.286cm" svg:x="0cm" svg:y="0.1cm">
          <text:p text:style-name="P3"><text:span text:style-name="T3">Compiled vs. interpreted langu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252cm" presentation:class="outline" presentation:user-transformed="true">
          <draw:text-box>
            <text:list text:style-name="L2">
              <text:list-item>
                <text:p text:style-name="P20"><text:span text:style-name="T16"><text:s/></text:span><text:span text:style-name="T19">Python is an interpreted language. </text:span></text:p>
                <text:p text:style-name="P20"><text:span text:style-name="T19">The python interpreter can be used:</text:span></text:p>
                <text:list>
                  <text:list-item>
                    <text:p text:style-name="P23"><text:span text:style-name="T19">Interactively to interpret a single command or little sets of commands </text:span></text:p>
                  </text:list-item>
                  <text:list-item>
                    <text:p text:style-name="P23"><text:span text:style-name="T19">Interactively to interpret set of commands collected in a file *.py </text:span></text:p>
                    <text:p text:style-name="P23"><text:span text:style-name="T19">In this case, the interpreter produces files (*.pyc), as intermediate product, and interpret row by row the commantdpresent in the file.</text:span></text:p>
                  </text:list-item>
                </text:list>
                <text:p text:style-name="P21"><text:span text:style-name="T19">All similarly to bash except for the bytecode production</text:span></text:p>
                <text:p text:style-name="P21"><text:span text:style-name="T19">To fire up the Python interpreter, open up your terminal/console application, and type python or python3 (depending on your installation). </text:span></text:p>
                <text:p text:style-name="P20"><text:span text:style-name="T19">You should see something like this:</text:span></text:p>
                <text:p text:style-name="P20"><text:span text:style-name="T20">[bertocco@firiel ~]$ python</text:span></text:p>
                <text:p text:style-name="P20"><text:span text:style-name="T20">Python 2.7.12 |Continuum Analytics, Inc.| (default, Jul <text:s/>2 2016, 17:42:40) </text:span></text:p>
                <text:p text:style-name="P20"><text:span text:style-name="T20">[GCC 4.4.7 20120313 (Red Hat 4.4.7-1)] on linux2</text:span></text:p>
                <text:p text:style-name="P20"><text:span text:style-name="T20">Type "help", "copyright", "credits" or "license" for more information.</text:span></text:p>
                <text:p text:style-name="P20"><text:span text:style-name="T20">Anaconda is brought to you by Continuum Analytics.</text:span></text:p>
                <text:p text:style-name="P20"><text:span text:style-name="T20">Please check out: http://continuum.io/thanks and https://anaconda.org</text:span></text:p>
                <text:p text:style-name="P20"><text:span text:style-name="T20">&gt;&gt;&gt; </text:span></text:p>
              </text:list-item>
              <text:list-item>
                <text:p text:style-name="P20"><text:span text:style-name="T19">To get out of the interpreter you can type:</text:span></text:p>
                <text:p text:style-name="P20"><text:span text:style-name="T20">&gt;&gt;&gt; quit()</text:span></text:p>
                <text:p text:style-name="P20"><text:span text:style-name="T19"/></text:p>
              </text:list-item>
            </text:list>
          </draw:text-box>
        </draw:frame>
        <draw:custom-shape draw:name="Google Shape;142;p29" draw:style-name="gr7" draw:text-style-name="P8" draw:layer="layout" svg:width="21.035cm" svg:height="2.286cm" svg:x="0cm" svg:y="0.1cm">
          <text:p text:style-name="P3"><text:span text:style-name="T3">The python 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752cm" presentation:class="outline" presentation:user-transformed="true">
          <draw:text-box>
            <text:p text:style-name="P20"><text:span text:style-name="T19">A Python variable is a reserved memory location to store values.</text:span></text:p>
            <text:p text:style-name="P20"><text:span text:style-name="T19">The variable must be defined assigning it a value:</text:span></text:p>
            <text:p text:style-name="P20"><text:span text:style-name="T19">&gt;&gt;&gt; a=3 <text:s text:c="2"/>#works</text:span></text:p>
            <text:p text:style-name="P20"><text:span text:style-name="T19">&gt;&gt;&gt; b = 3 #works</text:span></text:p>
            <text:p text:style-name="P20"><text:span text:style-name="T19">&gt;&gt;&gt; a</text:span></text:p>
            <text:p text:style-name="P20"><text:span text:style-name="T19">3</text:span></text:p>
            <text:p text:style-name="P20"><text:span text:style-name="T19">&gt;&gt;&gt; c <text:s text:c="4"/># does not work</text:span></text:p>
            <text:p text:style-name="P20"><text:span text:style-name="T19">Traceback (most recent call last):</text:span></text:p>
            <text:p text:style-name="P20"><text:span text:style-name="T19"><text:s text:c="2"/></text:span><text:span text:style-name="T19">File "&lt;stdin&gt;", line 1, in &lt;module&gt;</text:span></text:p>
            <text:p text:style-name="P20"><text:span text:style-name="T19">NameError: name 'c' is not defined</text:span></text:p>
            <text:p text:style-name="P20"><text:span text:style-name="T21"/></text:p>
            <text:p text:style-name="P20"><text:span text:style-name="T21"/></text:p>
            <text:p text:style-name="P20"><text:span text:style-name="T16">Rules for Python variable names: </text:span><text:span text:style-name="T19">A variable can have a short name (like x and y) or a more descriptive name (age, carname, total_volume). </text:span></text:p>
            <text:list text:style-name="L3">
              <text:list-item>
                <text:p text:style-name="P20"><text:span text:style-name="T19">a variable name must start with a letter or the underscore character</text:span></text:p>
              </text:list-item>
              <text:list-item>
                <text:p text:style-name="P20"><text:span text:style-name="T19">a variable name cannot start with a number</text:span></text:p>
              </text:list-item>
              <text:list-item>
                <text:p text:style-name="P20"><text:span text:style-name="T19">a variable name can only contain alpha-numeric characters and underscores (A-z, 0-9, and _ )</text:span></text:p>
              </text:list-item>
              <text:list-item>
                <text:p text:style-name="P20"><text:span text:style-name="T19">white spaces and signs with special meanings, as "+" and "-" are not allowed.</text:span></text:p>
              </text:list-item>
              <text:list-item>
                <text:p text:style-name="P20"><text:span text:style-name="T19">Variable names are case-sensitive (</text:span><text:span text:style-name="T22">age, Age and AGE are three different variables</text:span><text:span text:style-name="T19">)</text:span></text:p>
              </text:list-item>
            </text:list>
            <text:p text:style-name="P20"><text:span text:style-name="T19"/></text:p>
          </draw:text-box>
        </draw:frame>
        <draw:custom-shape draw:name="Google Shape;142;p29" draw:style-name="gr7" draw:text-style-name="P8" draw:layer="layout" svg:width="21.035cm" svg:height="2.286cm" svg:x="0cm" svg:y="0.1cm">
          <text:p text:style-name="P3"><text:span text:style-name="T3">Define a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24" draw:layer="layout" svg:width="25.236cm" svg:height="14.773cm" svg:x="0.164cm" svg:y="2.252cm" presentation:class="outline" presentation:user-transformed="true">
          <draw:text-box>
            <text:list text:style-name="L3">
              <text:list-item>
                <text:p text:style-name="P20"><text:span text:style-name="T23">a variable name must start with a letter or the underscore character</text:span></text:p>
              </text:list-item>
            </text:list>
            <text:p text:style-name="P20"><text:span text:style-name="T23">&gt;&gt;&gt; alfa = 1</text:span></text:p>
            <text:p text:style-name="P20"><text:span text:style-name="T23">&gt;&gt;&gt; alfa</text:span></text:p>
            <text:p text:style-name="P20"><text:span text:style-name="T23">1</text:span></text:p>
            <text:p text:style-name="P20"><text:span text:style-name="T23">&gt;&gt;&gt; beta =10</text:span></text:p>
            <text:p text:style-name="P20"><text:span text:style-name="T23"/></text:p>
            <text:list text:continue-numbering="true" text:style-name="L3">
              <text:list-item>
                <text:p text:style-name="P20"><text:span text:style-name="T23">a variable name cannot start with a number</text:span></text:p>
              </text:list-item>
            </text:list>
            <text:p text:style-name="P20"><text:span text:style-name="T23">&gt;&gt;&gt; 1cane</text:span></text:p>
            <text:p text:style-name="P20"><text:span text:style-name="T23"><text:s text:c="2"/></text:span><text:span text:style-name="T23">File "&lt;stdin&gt;", line 1</text:span></text:p>
            <text:p text:style-name="P20"><text:span text:style-name="T23"><text:s text:c="4"/></text:span><text:span text:style-name="T23">1cane</text:span></text:p>
            <text:p text:style-name="P20"><text:span text:style-name="T23"><text:s text:c="8"/></text:span><text:span text:style-name="T23">^</text:span></text:p>
            <text:p text:style-name="P20"><text:span text:style-name="T23">SyntaxError: invalid syntax</text:span></text:p>
            <text:list text:continue-numbering="true" text:style-name="L3">
              <text:list-item>
                <text:p text:style-name="P20"><text:span text:style-name="T23">a variable name can only contain alpha-numeric characters and underscores (A-z, 0-9, and _ )</text:span></text:p>
              </text:list-item>
            </text:list>
            <text:p text:style-name="P20"><text:span text:style-name="T23">&gt;&gt;&gt; urca! = 10</text:span></text:p>
            <text:p text:style-name="P20"><text:span text:style-name="T23"><text:s text:c="2"/></text:span><text:span text:style-name="T23">File "&lt;stdin&gt;", line 1</text:span></text:p>
            <text:p text:style-name="P20"><text:span text:style-name="T23"><text:s text:c="4"/></text:span><text:span text:style-name="T23">urca! = 10</text:span></text:p>
            <text:p text:style-name="P20"><text:span text:style-name="T23"><text:s text:c="8"/></text:span><text:span text:style-name="T23">^</text:span></text:p>
            <text:p text:style-name="P20"><text:span text:style-name="T23">SyntaxError: invalid syntax</text:span></text:p>
            <text:list text:continue-numbering="true" text:style-name="L3">
              <text:list-item>
                <text:p text:style-name="P20"><text:span text:style-name="T23">white spaces and signs with special meanings, as "+" and "-" are not allowed</text:span></text:p>
              </text:list-item>
            </text:list>
            <text:p text:style-name="P20"><text:span text:style-name="T23">&gt;&gt;&gt; a-b=0</text:span></text:p>
            <text:p text:style-name="P20"><text:span text:style-name="T23"><text:s text:c="2"/></text:span><text:span text:style-name="T23">File "&lt;stdin&gt;", line 1</text:span></text:p>
            <text:p text:style-name="P20"><text:span text:style-name="T23">SyntaxError: can't assign to operator</text:span></text:p>
            <text:p text:style-name="P20"><text:span text:style-name="T23"/></text:p>
          </draw:text-box>
        </draw:frame>
        <draw:custom-shape draw:name="Google Shape;142;p29" draw:style-name="gr7" draw:text-style-name="P8" draw:layer="layout" svg:width="21.035cm" svg:height="2.286cm" svg:x="0cm" svg:y="0.1cm">
          <text:p text:style-name="P3"><text:span text:style-name="T3">Examples on 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8.994cm" svg:height="3.055cm" svg:x="12.665cm" svg:y="15.03cm" presentation:class="outline" presentation:user-transformed="true">
          <draw:text-box>
            <text:p text:style-name="P20"><text:span text:style-name="T23">&gt;&gt;&gt; a$b='sara'</text:span></text:p>
            <text:p text:style-name="P20"><text:span text:style-name="T23"><text:s text:c="2"/></text:span><text:span text:style-name="T23">File "&lt;stdin&gt;", line 1</text:span></text:p>
            <text:p text:style-name="P20"><text:span text:style-name="T23"><text:s text:c="4"/></text:span><text:span text:style-name="T23">a$b='sara'</text:span></text:p>
            <text:p text:style-name="P20"><text:span text:style-name="T23"><text:s text:c="5"/></text:span><text:span text:style-name="T23">^</text:span></text:p>
            <text:p text:style-name="P20"><text:span text:style-name="T23">SyntaxError: invalid syntax</text:span></text:p>
            <text:p text:style-name="P20"><text:span text:style-name="T23"/></text:p>
            <text:p text:style-name="P20"><text:span text:style-name="T19"/></text:p>
            <text:p text:style-name="P20"><text:span text:style-name="T19"/></text:p>
            <text:p text:style-name="P20"><text:span text:style-name="T23"><text:s/></text:span></text:p>
            <text:p text:style-name="P20"><text:span text:style-name="T19"/></text:p>
            <text:p text:style-name="P20"><text:span text:style-name="T19"/></text:p>
          </draw:text-box>
        </draw:frame>
        <draw:frame draw:name="Google Shape;140;p29" presentation:style-name="pr2" draw:text-style-name="P24" draw:layer="layout" svg:width="8.994cm" svg:height="2.579cm" svg:x="12.665cm" svg:y="3.34cm" presentation:class="outline" presentation:user-transformed="true">
          <draw:text-box>
            <text:p text:style-name="P20"><text:span text:style-name="T23">&gt;&gt;&gt; _pippo = 1</text:span></text:p>
            <text:p text:style-name="P20"><text:span text:style-name="T23">&gt;&gt;&gt; _pippo</text:span></text:p>
            <text:p text:style-name="P20"><text:span text:style-name="T23">1</text:span></text:p>
            <text:p text:style-name="P20"><text:span text:style-name="T23"/></text:p>
            <text:p text:style-name="P20"><text:span text:style-name="T19"/></text:p>
            <text:p text:style-name="P20"><text:span text:style-name="T19"/></text:p>
            <text:p text:style-name="P20"><text:span text:style-name="T23"><text:s/></text:span></text:p>
            <text:p text:style-name="P20"><text:span text:style-name="T19"/></text:p>
            <text:p text:style-name="P20"><text:span text:style-name="T19"/></text:p>
          </draw:text-box>
        </draw:frame>
        <draw:line draw:style-name="gr15" draw:text-style-name="P18" draw:layer="layout" svg:x1="10.01cm" svg:y1="3.301cm" svg:x2="10.01cm" svg:y2="6.165cm">
          <text:p/>
        </draw:line>
        <draw:line draw:style-name="gr15" draw:text-style-name="P18" draw:layer="layout" svg:x1="10.01cm" svg:y1="15.301cm" svg:x2="10.01cm" svg:y2="18.165cm">
          <text:p/>
        </draw:lin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24" draw:layer="layout" svg:width="24.266cm" svg:height="15.496cm" svg:x="0.671cm" svg:y="2.652cm" presentation:class="outline" presentation:user-transformed="true">
          <draw:text-box>
            <text:p text:style-name="P20"><text:span text:style-name="T16">Each variable in python has a type.</text:span></text:p>
            <text:p text:style-name="P20"><text:span text:style-name="T19"/></text:p>
            <text:p text:style-name="P20"><text:span text:style-name="T19">The variable type is not pre-defined, it is resolved at run-time.</text:span></text:p>
            <text:p text:style-name="P20"><text:span text:style-name="T19"/></text:p>
            <text:p text:style-name="P20"><text:span text:style-name="T19">In C programs variable declaration is:</text:span></text:p>
            <text:p text:style-name="P20"><text:span text:style-name="T19">int a = 10</text:span></text:p>
            <text:p text:style-name="P20"><text:span text:style-name="T19">float b = 3.4</text:span></text:p>
            <text:p text:style-name="P20"><text:span text:style-name="T19">string str = “pippo”</text:span></text:p>
            <text:p text:style-name="P20"><text:span text:style-name="T19"/></text:p>
            <text:p text:style-name="P20"><text:span text:style-name="T19">In python variable declaration is:</text:span></text:p>
            <text:p text:style-name="P20"><text:span text:style-name="T19">a = 10 </text:span></text:p>
            <text:p text:style-name="P20"><text:span text:style-name="T19">b = 3.4</text:span></text:p>
            <text:p text:style-name="P20"><text:span text:style-name="T19">str =”pippo”</text:span></text:p>
            <text:p text:style-name="P20"><text:span text:style-name="T19"/></text:p>
            <text:p text:style-name="P20"><text:span text:style-name="T19">In python you can do (referring to the previous example):</text:span></text:p>
            <text:p text:style-name="P20"><text:span text:style-name="T19">a = b <text:s text:c="4"/># because type is </text:span><text:span text:style-name="T16">dynamically resolved</text:span><text:span text:style-name="T19">, i.e. at run-time</text:span></text:p>
            <text:p text:style-name="P20"><text:span text:style-name="T19"/></text:p>
            <text:p text:style-name="P20"><text:span text:style-name="T19">In python you can not do <text:s/>(referring to the previous example):</text:span></text:p>
            <text:p text:style-name="P20"><text:span text:style-name="T19">new_val = a + str <text:s text:c="2"/># because each variable has a type </text:span></text:p>
            <text:p text:style-name="P20"><text:span text:style-name="T19"><text:s text:c="30"/></text:span><text:span text:style-name="T19"># (the language is </text:span><text:span text:style-name="T16">strongly typed</text:span><text:span text:style-name="T19">)</text:span></text:p>
          </draw:text-box>
        </draw:frame>
        <draw:custom-shape draw:name="Google Shape;142;p29" draw:style-name="gr7" draw:text-style-name="P9" draw:layer="layout" svg:width="21.035cm" svg:height="2.286cm" svg:x="0cm" svg:y="0.1cm">
          <text:p text:style-name="P7"><text:span text:style-name="T24">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25" draw:layer="layout" svg:width="24.266cm" svg:height="15.496cm" svg:x="0.671cm" svg:y="2.652cm" presentation:class="outline" presentation:user-transformed="true">
          <draw:text-box>
            <text:p text:style-name="P5"><text:span text:style-name="T19">x = 123 </text:span><text:span text:style-name="T19"><text:tab/></text:span><text:span text:style-name="T19"><text:tab/></text:span><text:span text:style-name="T19"><text:tab/></text:span><text:span text:style-name="T19"># integer</text:span></text:p>
            <text:p text:style-name="P5"><text:span text:style-name="T19">x = 123L</text:span><text:span text:style-name="T19"><text:tab/></text:span><text:span text:style-name="T19"><text:tab/></text:span><text:span text:style-name="T19"><text:tab/></text:span><text:span text:style-name="T19"># long integer</text:span></text:p>
            <text:p text:style-name="P5"><text:span text:style-name="T19">x = 3.14 </text:span><text:span text:style-name="T19"><text:tab/></text:span><text:span text:style-name="T19"><text:tab/></text:span><text:span text:style-name="T19"><text:tab/></text:span><text:span text:style-name="T19"># double float</text:span></text:p>
            <text:p text:style-name="P5"><text:span text:style-name="T19">x = "hello" </text:span><text:span text:style-name="T19"><text:tab/></text:span><text:span text:style-name="T19"><text:tab/></text:span><text:span text:style-name="T19"><text:tab/></text:span><text:span text:style-name="T19"># string</text:span></text:p>
            <text:p text:style-name="P5"><text:span text:style-name="T19">x = [0,1,2] </text:span><text:span text:style-name="T19"><text:tab/></text:span><text:span text:style-name="T19"><text:tab/></text:span><text:span text:style-name="T19"><text:tab/></text:span><text:span text:style-name="T19"># list</text:span></text:p>
            <text:p text:style-name="P5"><text:span text:style-name="T19">x = (0,1,2) </text:span><text:span text:style-name="T19"><text:tab/></text:span><text:span text:style-name="T19"><text:tab/></text:span><text:span text:style-name="T19"><text:tab/></text:span><text:span text:style-name="T19"># tuple</text:span></text:p>
            <text:p text:style-name="P5"><text:span text:style-name="T19">x = open(‘hello.py’, ‘r’) </text:span><text:span text:style-name="T19"><text:tab/></text:span><text:span text:style-name="T19"># file</text:span></text:p>
            <text:p text:style-name="P5"><text:span text:style-name="T19">x = {1: 'apple', 2: 'ball'} <text:s text:c="4"/># dictionary</text:span></text:p>
            <text:p text:style-name="P5"><text:span text:style-name="T19"/></text:p>
            <text:p text:style-name="P5"><text:span text:style-name="T19">You can also assign a single value to several variables simultaneously multiple </text:span></text:p>
            <text:p text:style-name="P5"><text:span text:style-name="T19">assignments.</text:span></text:p>
            <text:p text:style-name="P5"><text:span text:style-name="T19"/></text:p>
            <text:p text:style-name="P5"><text:span text:style-name="T19">Variable a,b and c are assigned to the same memory location,with the value of 1</text:span></text:p>
            <text:p text:style-name="P5"><text:span text:style-name="T19">a = b = c = 1</text:span><text:span text:style-name="T19"><text:tab/></text:span></text:p>
          </draw:text-box>
        </draw:frame>
        <draw:custom-shape draw:name="Google Shape;142;p29" draw:style-name="gr7" draw:text-style-name="P9" draw:layer="layout" svg:width="21.035cm" svg:height="2.286cm" svg:x="0cm" svg:y="0.1cm">
          <text:p text:style-name="P7"><text:span text:style-name="T24">List of some different 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24" draw:layer="layout" svg:width="24.266cm" svg:height="15.496cm" svg:x="0.671cm" svg:y="2.652cm" presentation:class="outline" presentation:user-transformed="true">
          <draw:text-box>
            <text:p text:style-name="P20"><text:span text:style-name="T25">&gt;&gt;&gt; a = 10 </text:span></text:p>
            <text:p text:style-name="P20"><text:span text:style-name="T25">&gt;&gt;&gt; b = 3.4</text:span></text:p>
            <text:p text:style-name="P20"><text:span text:style-name="T25"/></text:p>
            <text:p text:style-name="P20"><text:span text:style-name="T25">It is possible the assignment:</text:span></text:p>
            <text:p text:style-name="P20"><text:span text:style-name="T25">&gt;&gt;&gt; a = b</text:span></text:p>
            <text:p text:style-name="P20"><text:span text:style-name="T25">&gt;&gt;&gt; a</text:span></text:p>
            <text:p text:style-name="P20"><text:span text:style-name="T25">3.4</text:span></text:p>
            <text:p text:style-name="P20"><text:span text:style-name="T25"/></text:p>
            <text:p text:style-name="P20"><text:span text:style-name="T25">------------------</text:span></text:p>
            <text:p text:style-name="P20"><text:span text:style-name="T25">&gt;&gt;&gt; a = 3 </text:span></text:p>
            <text:p text:style-name="P20"><text:span text:style-name="T25">&gt;&gt;&gt; b = 3.4</text:span></text:p>
            <text:p text:style-name="P20"><text:span text:style-name="T25"/></text:p>
            <text:p text:style-name="P20"><text:span text:style-name="T25">It is possible the sum:</text:span></text:p>
            <text:p text:style-name="P20"><text:span text:style-name="T25">&gt;&gt;&gt; a+b</text:span></text:p>
            <text:p text:style-name="P20"><text:span text:style-name="T25">6.4</text:span></text:p>
            <text:p text:style-name="P20"><text:span text:style-name="T19"/></text:p>
          </draw:text-box>
        </draw:frame>
        <draw:custom-shape draw:name="Google Shape;142;p29" draw:style-name="gr7" draw:text-style-name="P9" draw:layer="layout" svg:width="21.035cm" svg:height="2.286cm" svg:x="0cm" svg:y="0.1cm">
          <text:p text:style-name="P7"><text:span text:style-name="T24">Example: dynamically resolved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266cm" svg:height="15.496cm" svg:x="1.801cm" svg:y="3.301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26" draw:layer="layout" svg:width="24.266cm" svg:height="15.496cm" svg:x="0.671cm" svg:y="2.652cm" presentation:class="outline" presentation:user-transformed="true">
          <draw:text-box>
            <text:p text:style-name="P20"><text:span text:style-name="T25">&gt;&gt;&gt; a=3 <text:s text:c="15"/># a is resolved as an integer</text:span></text:p>
            <text:p text:style-name="P20"><text:span text:style-name="T25">&gt;&gt;&gt; str = 'mah' <text:s text:c="5"/># str is resolved as a string</text:span></text:p>
            <text:p text:style-name="P20"><text:span text:style-name="T25"/></text:p>
            <text:p text:style-name="P20"><text:span text:style-name="T25">&gt;&gt;&gt; a + str</text:span></text:p>
            <text:p text:style-name="P20"><text:span text:style-name="T25">Traceback (most recent call last):</text:span></text:p>
            <text:p text:style-name="P20"><text:span text:style-name="T25"><text:s text:c="2"/></text:span><text:span text:style-name="T25">File "&lt;stdin&gt;", line 1, in &lt;module&gt;</text:span></text:p>
            <text:p text:style-name="P20"><text:span text:style-name="T25">TypeError: unsupported operand type(s) for +: 'int' and 'str'</text:span></text:p>
            <text:p text:style-name="P20"><text:span text:style-name="T25"/></text:p>
            <text:p text:style-name="P20"><text:span text:style-name="T25"/></text:p>
            <text:p text:style-name="P20"><text:span text:style-name="T25">You can not sum a string with an integer.</text:span></text:p>
          </draw:text-box>
        </draw:frame>
        <draw:custom-shape draw:name="Google Shape;142;p29" draw:style-name="gr7" draw:text-style-name="P9" draw:layer="layout" svg:width="21.035cm" svg:height="2.286cm" svg:x="0cm" svg:y="0.1cm">
          <text:p text:style-name="P7"><text:span text:style-name="T24">Example: strongly typed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3.552cm" presentation:class="outline" presentation:user-transformed="true">
          <draw:text-box>
            <text:p text:style-name="P20"><text:span text:style-name="T25">Python is dynamic typed because variable values are checked during execution.</text:span></text:p>
            <text:p text:style-name="P20"><text:span text:style-name="T25"/></text:p>
            <text:p text:style-name="P20"><text:span text:style-name="T25">Python is strongly typed because <text:s/>“at runtime” it doesn’t allow </text:span><text:span text:style-name="T26">implicit</text:span><text:span text:style-name="T25"> conversions.</text:span></text:p>
            <text:p text:style-name="P20"><text:span text:style-name="T19"/></text:p>
            <text:p text:style-name="P20"><text:span text:style-name="T19"/></text:p>
          </draw:text-box>
        </draw:frame>
        <draw:custom-shape draw:name="Google Shape;142;p29" draw:style-name="gr7" draw:text-style-name="P8" draw:layer="layout" svg:width="21.035cm" svg:height="2.286cm" svg:x="0cm" svg:y="0.1cm">
          <text:p text:style-name="P3"><text:span text:style-name="T3">Python is dynamically and strongly ty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26" draw:layer="layout" svg:width="24.266cm" svg:height="14.773cm" svg:x="0.271cm" svg:y="2.452cm" presentation:class="outline" presentation:user-transformed="true">
          <draw:text-box>
            <text:p><text:span text:style-name="T27">Casting</text:span><text:span text:style-name="T28"> is the operation to convert a variable value from one type to another. </text:span></text:p>
            <text:p><text:span text:style-name="T28">In Python, the casting must be done explicitly with functions such as int() or float() or str(). </text:span></text:p>
            <text:p><text:span text:style-name="T28">Example:</text:span></text:p>
            <text:p text:style-name="P27"><text:span text:style-name="T28">&gt;&gt;&gt; x = '100'</text:span></text:p>
            <text:p text:style-name="P27"><text:span text:style-name="T28">&gt;&gt;&gt; y = '-90'</text:span></text:p>
            <text:p text:style-name="P27"><text:span text:style-name="T29"/></text:p>
            <text:p text:style-name="P27"><text:span text:style-name="T28">&gt;&gt;&gt; print x + y</text:span></text:p>
            <text:p text:style-name="P27"><text:span text:style-name="T28">100-90</text:span></text:p>
            <text:p text:style-name="P27"><text:span text:style-name="T29"/></text:p>
            <text:p text:style-name="P27"><text:span text:style-name="T28">&gt;&gt;&gt; print int(x) + int(y)</text:span></text:p>
            <text:p text:style-name="P27"><text:span text:style-name="T28">10</text:span></text:p>
            <text:p text:style-name="P27"><text:span text:style-name="T29"/></text:p>
            <text:p text:style-name="P27"><text:span text:style-name="T28">That was the int() function. There's also another very common one which is float() which does basically the same thing:</text:span></text:p>
            <text:p text:style-name="P27"><text:span text:style-name="T29"/></text:p>
            <text:p text:style-name="P27"><text:span text:style-name="T28">&gt;&gt;&gt; print float(x) + float(y)</text:span></text:p>
            <text:p text:style-name="P27"><text:span text:style-name="T28">10.0</text:span></text:p>
          </draw:text-box>
        </draw:frame>
        <draw:custom-shape draw:name="Google Shape;142;p29" draw:style-name="gr7" draw:text-style-name="P8" draw:layer="layout" svg:width="21.035cm" svg:height="2.286cm" svg:x="0cm" svg:y="0.1cm">
          <text:p text:style-name="P3"><text:span text:style-name="T3">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29" draw:layer="layout" svg:width="24.266cm" svg:height="14.773cm" svg:x="0.371cm" svg:y="2.652cm" presentation:class="outline" presentation:user-transformed="true">
          <draw:text-box>
            <text:p text:style-name="P28"><text:span text:style-name="T30">int(x [,base]) <text:s/>Converts x to an integer. base specifies the base if x is a string.</text:span></text:p>
            <text:p text:style-name="P28"><text:span text:style-name="T30">long(x [,base] ) Converts x to a long integer. base specifies the base if x is a string.</text:span></text:p>
            <text:p text:style-name="P28"><text:span text:style-name="T30">float(x) Converts x to a floating-point number.</text:span></text:p>
            <text:p text:style-name="P28"><text:span text:style-name="T30">complex(real [,imag]) Creates a complex number.</text:span></text:p>
            <text:p text:style-name="P28"><text:span text:style-name="T30">str(x) Converts object x to a string representation.</text:span></text:p>
            <text:p text:style-name="P28"><text:span text:style-name="T30">repr(x) Converts object x to an expression string.</text:span></text:p>
            <text:p text:style-name="P28"><text:span text:style-name="T30">eval(str) Evaluates a string and returns an object.</text:span></text:p>
            <text:p text:style-name="P28"><text:span text:style-name="T30">tuple(s) Converts s to a tuple.</text:span></text:p>
            <text:p text:style-name="P28"><text:span text:style-name="T30">list(s) Converts s to a list.</text:span></text:p>
            <text:p text:style-name="P28"><text:span text:style-name="T30">set(s) Converts s to a set.</text:span></text:p>
            <text:p text:style-name="P28"><text:span text:style-name="T30">dict(d) Creates a dictionary. d must be a sequence of (key,value) tuples.</text:span></text:p>
            <text:p text:style-name="P28"><text:span text:style-name="T30">frozenset(s) Converts s to a frozen set.</text:span></text:p>
            <text:p text:style-name="P28"><text:span text:style-name="T30">chr(x) Converts an integer to a character.</text:span></text:p>
            <text:p text:style-name="P28"><text:span text:style-name="T30">unichr(x) Converts an integer to a Unicode character.</text:span></text:p>
            <text:p text:style-name="P28"><text:span text:style-name="T30">ord(x) Converts a single character to its integer value.</text:span></text:p>
            <text:p text:style-name="P28"><text:span text:style-name="T30">hex(x) Converts an integer to a hexadecimal string.</text:span></text:p>
            <text:p text:style-name="P28"><text:span text:style-name="T30">oct(x) Converts an integer to an octal string.</text:span></text:p>
          </draw:text-box>
        </draw:frame>
        <draw:custom-shape draw:name="Google Shape;142;p29" draw:style-name="gr7" draw:text-style-name="P8" draw:layer="layout" svg:width="21.035cm" svg:height="2.286cm" svg:x="0cm" svg:y="0.1cm">
          <text:p text:style-name="P3"><text:span text:style-name="T3">Available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26" draw:layer="layout" svg:width="24.266cm" svg:height="14.773cm" svg:x="0.371cm" svg:y="2.652cm" presentation:class="outline" presentation:user-transformed="true">
          <draw:text-box>
            <text:p><text:span text:style-name="T28">Type casting is a bit tricky operation.</text:span></text:p>
            <text:p><text:span text:style-name="T28">Example: <text:s/>the string '100.0' can be converted in a float, but not in an integer</text:span></text:p>
            <text:p><text:span text:style-name="T28">&gt;&gt;&gt; x = '100.0'</text:span></text:p>
            <text:p><text:span text:style-name="T28">&gt;&gt;&gt; print float(x)</text:span></text:p>
            <text:p><text:span text:style-name="T28">100.0</text:span></text:p>
            <text:p><text:span text:style-name="T28">&gt;&gt;&gt; print int(float(x))</text:span></text:p>
            <text:p><text:span text:style-name="T28">100</text:span></text:p>
            <text:p><text:span text:style-name="T28">&gt;&gt;&gt; print int(x)</text:span></text:p>
            <text:p><text:span text:style-name="T28">Traceback (most recent call last):</text:span></text:p>
            <text:p><text:span text:style-name="T28"><text:s text:c="2"/></text:span><text:span text:style-name="T28">File "&lt;stdin&gt;", line 1, in ?</text:span></text:p>
            <text:p><text:span text:style-name="T28">ValueError: invalid literal for int(): 100.0</text:span></text:p>
          </draw:text-box>
        </draw:frame>
        <draw:custom-shape draw:name="Google Shape;142;p29" draw:style-name="gr7" draw:text-style-name="P8" draw:layer="layout" svg:width="21.035cm" svg:height="2.286cm" svg:x="0cm" svg:y="0.1cm">
          <text:p text:style-name="P3"><text:span text:style-name="T3">Be careful in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6" draw:layer="layout" svg:width="24.266cm" svg:height="14.773cm" svg:x="0.371cm" svg:y="2.652cm" presentation:class="outline" presentation:user-transformed="true">
          <draw:text-box>
            <text:p><text:span text:style-name="T28">There are two ways to write comments in python code:</text:span></text:p>
            <text:list text:style-name="L3">
              <text:list-item>
                <text:p><text:span text:style-name="T28">Single line comments</text:span></text:p>
                <text:p><text:span text:style-name="T28"># this is a single line comment</text:span></text:p>
                <text:p><text:span text:style-name="T28">a=13 <text:s text:c="2"/># this is a single line comment also </text:span></text:p>
              </text:list-item>
              <text:list-item>
                <text:p><text:span text:style-name="T28">More line comments</text:span></text:p>
                <text:p><text:span text:style-name="T28">’’’ </text:span><text:span text:style-name="T28">You can write a multiple line comment using</text:span></text:p>
                <text:p><text:span text:style-name="T28">three single quotes’’’</text:span></text:p>
                <text:p><text:span text:style-name="T28"/></text:p>
                <text:p><text:span text:style-name="T28">””” </text:span><text:span text:style-name="T28">This is another way to write a multiple line comment </text:span></text:p>
                <text:p><text:span text:style-name="T28">using three double quotes”””</text:span></text:p>
              </text:list-item>
            </text:list>
          </draw:text-box>
        </draw:frame>
        <draw:custom-shape draw:name="Google Shape;142;p29" draw:style-name="gr7" draw:text-style-name="P8" draw:layer="layout" svg:width="21.035cm" svg:height="2.286cm" svg:x="0cm" svg:y="0.1cm">
          <text:p text:style-name="P3"><text:span text:style-name="T3">How to comment 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31" draw:layer="layout" svg:width="24.266cm" svg:height="14.773cm" svg:x="0.371cm" svg:y="2.652cm" presentation:class="outline" presentation:user-transformed="true">
          <draw:text-box>
            <text:p text:style-name="P30"><text:span text:style-name="T31">script_sum.py</text:span></text:p>
            <text:p text:style-name="P30"><text:span text:style-name="T32">#!/usr/bin/python</text:span></text:p>
            <text:p text:style-name="P30"><text:span text:style-name="T28">one = 1</text:span></text:p>
            <text:p text:style-name="P30"><text:span text:style-name="T28">two = 2</text:span></text:p>
            <text:p text:style-name="P30"><text:span text:style-name="T28">three = one + two</text:span></text:p>
            <text:p text:style-name="P30"><text:span text:style-name="T28">print(three)</text:span></text:p>
            <text:p text:style-name="P30"><text:span text:style-name="T28"/></text:p>
            <text:p text:style-name="P30"><text:span text:style-name="T31">script_hello.py</text:span></text:p>
            <text:p text:style-name="P30"><text:span text:style-name="T28">hello = "hello"</text:span></text:p>
            <text:p text:style-name="P30"><text:span text:style-name="T28">world = "world"</text:span></text:p>
            <text:p text:style-name="P30"><text:span text:style-name="T28">helloworld = hello + " " + world</text:span></text:p>
            <text:p text:style-name="P30"><text:span text:style-name="T28">print(helloworld)</text:span></text:p>
          </draw:text-box>
        </draw:frame>
        <draw:custom-shape draw:name="Google Shape;142;p29" draw:style-name="gr7" draw:text-style-name="P8" draw:layer="layout" svg:width="21.035cm" svg:height="2.286cm" svg:x="0cm" svg:y="0.1cm">
          <text:p text:style-name="P3"><text:span text:style-name="T3">First python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32" draw:layer="layout" svg:width="12.465cm" svg:height="5.292cm" svg:x="11.729cm" svg:y="3.2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329cm" svg:y="3.252cm" presentation:class="outline" presentation:user-transformed="true">
          <draw:text-box>
            <text:p text:style-name="P30"><text:span text:style-name="T31">Launch the script (first way):</text:span></text:p>
            <text:p text:style-name="P30"><text:span text:style-name="T33">Add execution permissions:</text:span></text:p>
            <text:p text:style-name="P30"><text:span text:style-name="T33">chmod +x script_sum.py</text:span></text:p>
            <text:p text:style-name="P30"><text:span text:style-name="T33">Execute:</text:span></text:p>
            <text:p text:style-name="P30"><text:span text:style-name="T33">./script_sum.py</text:span></text:p>
          </draw:text-box>
        </draw:frame>
        <draw:custom-shape draw:style-name="gr16" draw:text-style-name="P32" draw:layer="layout" svg:width="12.465cm" svg:height="5.292cm" svg:x="11.729cm" svg:y="9.8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43cm" svg:y="9.877cm" presentation:class="outline" presentation:user-transformed="true">
          <draw:text-box>
            <text:p text:style-name="P30"><text:span text:style-name="T31">Launch the script (second way):</text:span></text:p>
            <text:p text:style-name="P30"><text:span text:style-name="T33">Use the interpreter for execution:</text:span></text:p>
            <text:p text:style-name="P30"><text:span text:style-name="T33">python script_hello.py </text:span></text:p>
            <text:p text:style-name="P30"><text:span text:style-name="T33">Note: anv var </text:span><text:span text:style-name="T19">PATH or PYTHONPATH must contain ‘python’ command location</text:span></text:p>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879cm" presentation:class="outline" presentation:user-transformed="true">
          <draw:text-box>
            <text:p text:style-name="P20"><text:span text:style-name="T19">There are different ways to run a script:</text:span></text:p>
            <text:list text:style-name="L6">
              <text:list-item>
                <text:p text:style-name="P20"><text:span text:style-name="T19">./script.py</text:span></text:p>
                <text:p text:style-name="P20"><text:span text:style-name="T19">Requires the script pat is in PATH or PYTHONPATH environment variables</text:span></text:p>
              </text:list-item>
              <text:list-item>
                <text:p text:style-name="P20"><text:span text:style-name="T19">./script.py</text:span></text:p>
                <text:p text:style-name="P20"><text:span text:style-name="T19">Requires the script has execution permissions (chmod +x script.py)</text:span></text:p>
              </text:list-item>
              <text:list-item>
                <text:p text:style-name="P20"><text:span text:style-name="T19">From ipython shell</text:span></text:p>
                <text:p text:style-name="P20"><text:span text:style-name="T19">$ ipython</text:span></text:p>
                <text:p text:style-name="P20"><text:span text:style-name="T19">Python 2.7.12 (default, Nov 19 2016, 06:48:10) </text:span></text:p>
                <text:p text:style-name="P20"><text:span text:style-name="T19">Type "copyright", "credits" or "license" for more information.</text:span></text:p>
                <text:p text:style-name="P20"><text:span text:style-name="T19"/></text:p>
                <text:p text:style-name="P20"><text:span text:style-name="T19">IPython 2.4.1 -- An enhanced Interactive Python.</text:span></text:p>
                <text:p text:style-name="P20"><text:span text:style-name="T19">? <text:s text:c="8"/>-&gt; Introduction and overview of IPython's features.</text:span></text:p>
                <text:p text:style-name="P20"><text:span text:style-name="T19">%quickref -&gt; Quick reference.</text:span></text:p>
                <text:p text:style-name="P20"><text:span text:style-name="T19">help <text:s text:c="5"/>-&gt; Python's own help system.</text:span></text:p>
                <text:p text:style-name="P20"><text:span text:style-name="T19">object? <text:s text:c="2"/>-&gt; Details about 'object', use 'object??' for extra details.</text:span></text:p>
                <text:p text:style-name="P20"><text:span text:style-name="T19"/></text:p>
                <text:p text:style-name="P20"><text:span text:style-name="T19">In [1]: run hello.py</text:span></text:p>
                <text:p text:style-name="P20"><text:span text:style-name="T19">Hello world</text:span></text:p>
                <text:p text:style-name="P20"><text:span text:style-name="T19"/></text:p>
              </text:list-item>
            </text:list>
          </draw:text-box>
        </draw:frame>
        <draw:custom-shape draw:name="Google Shape;142;p29" draw:style-name="gr7" draw:text-style-name="P8" draw:layer="layout" svg:width="21.035cm" svg:height="2.286cm" svg:x="0cm" svg:y="0.1cm">
          <text:p text:style-name="P3"><text:span text:style-name="T3">How to launch a python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252cm" presentation:class="outline" presentation:user-transformed="true">
          <draw:text-box>
            <text:p text:style-name="P20"><text:span text:style-name="T19">In python blocks of code (set of instructions to be run as a block, like functions) are denoted by line indentation not by curly braces (as in C or Java, for example).</text:span></text:p>
            <text:p text:style-name="P20"><text:span text:style-name="T19">The number of spaces in the indentation is variable, but all statements within the block must be indented the same amount. <text:s/>Example (indentation.py):</text:span></text:p>
            <text:p text:style-name="P20"><text:span text:style-name="T19">x = 2.3</text:span></text:p>
            <text:p text:style-name="P20"><text:span text:style-name="T19">y = 1.2</text:span></text:p>
            <text:p text:style-name="P20"><text:span text:style-name="T19"># test is a function testing if two numbers are equal or one greater then the oter</text:span></text:p>
            <text:p text:style-name="P20"><text:span text:style-name="T19">def test(x,y):</text:span></text:p>
            <text:p text:style-name="P20"><text:span text:style-name="T19"><text:s text:c="5"/></text:span><text:span text:style-name="T19">if x==y: </text:span></text:p>
            <text:p text:style-name="P20"><text:span text:style-name="T19"><text:s text:c="10"/></text:span><text:span text:style-name="T19">print 'the two number are equals'</text:span></text:p>
            <text:p text:style-name="P20"><text:span text:style-name="T19"><text:s text:c="5"/></text:span><text:span text:style-name="T19">elif x &gt; y: </text:span></text:p>
            <text:p text:style-name="P20"><text:span text:style-name="T19"><text:s text:c="10"/></text:span><text:span text:style-name="T19">print ' the first number is the greater'</text:span></text:p>
            <text:p text:style-name="P20"><text:span text:style-name="T19"><text:s text:c="5"/></text:span><text:span text:style-name="T19">else: </text:span></text:p>
            <text:p text:style-name="P20"><text:span text:style-name="T19"><text:s text:c="10"/></text:span><text:span text:style-name="T19">print ' the last number is the greater'</text:span></text:p>
            <text:p text:style-name="P20"><text:span text:style-name="T19"/></text:p>
            <text:p text:style-name="P20"><text:span text:style-name="T19">print <text:s/>'now testing : ', x, y</text:span></text:p>
            <text:p text:style-name="P20"><text:span text:style-name="T19">test(x,y)</text:span></text:p>
            <text:p text:style-name="P20"><text:span text:style-name="T19">for I in range(2,5,1):</text:span></text:p>
            <text:p text:style-name="P20"><text:span text:style-name="T19"><text:s text:c="5"/></text:span><text:span text:style-name="T19">for J in range(5,1,-1):</text:span></text:p>
            <text:p text:style-name="P20"><text:span text:style-name="T19"><text:s text:c="10"/></text:span><text:span text:style-name="T19">print 'now testing : ', I,J</text:span></text:p>
            <text:p text:style-name="P20"><text:span text:style-name="T19"><text:s text:c="10"/></text:span><text:span text:style-name="T19">test(I,J)</text:span></text:p>
          </draw:text-box>
        </draw:frame>
        <draw:custom-shape draw:name="Google Shape;142;p29" draw:style-name="gr7" draw:text-style-name="P8" draw:layer="layout" svg:width="21.035cm" svg:height="2.286cm" svg:x="0cm" svg:y="0.1cm">
          <text:p text:style-name="P3"><text:span text:style-name="T3">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2" draw:text-style-name="P24" draw:layer="layout" svg:width="24.037cm" svg:height="14.243cm" svg:x="0.6cm" svg:y="2.782cm" presentation:class="outline" presentation:user-transformed="true">
          <draw:text-box>
            <text:p text:style-name="P20"><text:span text:style-name="T19">Try the two examples in the previous slide writing them on a file and running the file.</text:span></text:p>
          </draw:text-box>
        </draw:frame>
        <draw:custom-shape draw:name="Google Shape;142;p29" draw:style-name="gr7" draw:text-style-name="P8" draw:layer="layout" svg:width="21.035cm" svg:height="2.286cm" svg:x="0cm" svg:y="0.1cm">
          <text:p text:style-name="P3"><text:span text:style-name="T3">Exercise: 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2" draw:text-style-name="P24" draw:layer="layout" svg:width="24.478cm" svg:height="15.469cm" svg:x="0.271cm" svg:y="2.552cm" presentation:class="outline" presentation:user-transformed="true">
          <draw:text-box>
            <text:p text:style-name="P20"><text:span text:style-name="T19">A function is a block of code which only runs when it is called and can be run repetitively.</text:span></text:p>
            <text:p text:style-name="P20"><text:span text:style-name="T34"/></text:p>
            <text:p text:style-name="P20"><text:span text:style-name="T34">Defining a Function:</text:span></text:p>
            <text:list text:style-name="L7">
              <text:list-item>
                <text:p text:style-name="P20"><text:span text:style-name="T19">Function blocks begin with the keyword def followed by the function name and parentheses ( ) . </text:span></text:p>
              </text:list-item>
              <text:list-item>
                <text:p text:style-name="P20"><text:span text:style-name="T19">Any input parameter or argument should be placed within these parentheses. </text:span></text:p>
              </text:list-item>
              <text:list-item>
                <text:p text:style-name="P20"><text:span text:style-name="T19">The first statement of a function can be an optional statement (the documentation string of the function or docstring)</text:span></text:p>
              </text:list-item>
              <text:list-item>
                <text:p text:style-name="P20"><text:span text:style-name="T19">The code block within every function starts with a colon (:) and is indented.</text:span></text:p>
              </text:list-item>
              <text:list-item>
                <text:p text:style-name="P20"><text:span text:style-name="T19">The statement return [expression] exits a function, optionally passing back an expression to the caller. A return statement with no arguments is the same as return None.</text:span></text:p>
              </text:list-item>
            </text:list>
            <text:p text:style-name="P20"><text:span text:style-name="T19"/></text:p>
            <text:p text:style-name="P20"><text:span text:style-name="T34">Syntax:</text:span></text:p>
            <text:p text:style-name="P20"><text:span text:style-name="T19">def functionname( parameters ):</text:span></text:p>
            <text:p text:style-name="P20"><text:span text:style-name="T19"><text:s text:c="3"/></text:span><text:span text:style-name="T19">"function_docstring"</text:span></text:p>
            <text:p text:style-name="P20"><text:span text:style-name="T19"><text:s text:c="3"/></text:span><text:span text:style-name="T19">function_suite</text:span></text:p>
            <text:p text:style-name="P20"><text:span text:style-name="T19"><text:s text:c="3"/></text:span><text:span text:style-name="T19">return [expression]</text:span></text:p>
          </draw:text-box>
        </draw:frame>
        <draw:custom-shape draw:name="Google Shape;142;p29" draw:style-name="gr7" draw:text-style-name="P33" draw:layer="layout" svg:width="21.035cm" svg:height="2.286cm" svg:x="0cm" svg:y="0.1cm">
          <text:p text:style-name="P7"><text:span text:style-name="T6">Functions: defin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2" draw:text-style-name="P24" draw:layer="layout" svg:width="24.478cm" svg:height="15.469cm" svg:x="0.271cm" svg:y="2.552cm" presentation:class="outline" presentation:user-transformed="true">
          <draw:text-box>
            <text:p text:style-name="P20"><text:span text:style-name="T19">Defining a function you specify:</text:span></text:p>
            <text:p text:style-name="P20"><text:span text:style-name="T19">name, parameters and the structure of the block of code.</text:span></text:p>
            <text:p text:style-name="P20"><text:span text:style-name="T19"/></text:p>
            <text:p text:style-name="P20"><text:span text:style-name="T19">Given the basic structure of the function, it can executed by calling it from another function, from a python script or directly from the python prompt. </text:span></text:p>
            <text:p text:style-name="P20"><text:span text:style-name="T19"/></text:p>
            <text:p text:style-name="P20"><text:span text:style-name="T19">Example:</text:span></text:p>
            <text:p text:style-name="P20"><text:span text:style-name="T20">#!/usr/bin/python</text:span></text:p>
            <text:p text:style-name="P20"><text:span text:style-name="T20"/></text:p>
            <text:p text:style-name="P20"><text:span text:style-name="T20"># Function definition</text:span></text:p>
            <text:p text:style-name="P20"><text:span text:style-name="T20">def printstring( str ):</text:span></text:p>
            <text:p text:style-name="P20"><text:span text:style-name="T20"><text:s text:c="3"/></text:span><text:span text:style-name="T20">"This prints a passed string into this function"</text:span></text:p>
            <text:p text:style-name="P20"><text:span text:style-name="T20"><text:s text:c="3"/></text:span><text:span text:style-name="T20">print str</text:span></text:p>
            <text:p text:style-name="P20"><text:span text:style-name="T20"><text:s text:c="3"/></text:span><text:span text:style-name="T20">return;</text:span></text:p>
            <text:p text:style-name="P20"><text:span text:style-name="T20"/></text:p>
            <text:p text:style-name="P20"><text:span text:style-name="T20"># Function call</text:span></text:p>
            <text:p text:style-name="P20"><text:span text:style-name="T20">printstring("I'm first call to user defined function!")</text:span></text:p>
            <text:p text:style-name="P20"><text:span text:style-name="T20">printstring("Again second call to the same function")</text:span></text:p>
          </draw:text-box>
        </draw:frame>
        <draw:custom-shape draw:name="Google Shape;142;p29" draw:style-name="gr7" draw:text-style-name="P33" draw:layer="layout" svg:width="21.035cm" svg:height="2.286cm" svg:x="0cm" svg:y="0.1cm">
          <text:p text:style-name="P7"><text:span text:style-name="T6">Functions: call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cm" svg:y="2.352cm" presentation:class="outline" presentation:user-transformed="true">
          <draw:text-box>
            <text:p text:style-name="P20"><text:span text:style-name="T17">You can call a function by using the following types of formal arguments:</text:span></text:p>
            <text:p text:style-name="P20"><text:span text:style-name="T17"/></text:p>
            <text:list text:style-name="L8">
              <text:list-item>
                <text:p text:style-name="P34"><text:span text:style-name="T17">Required arguments: <text:s/></text:span></text:p>
                <text:p text:style-name="P34"><text:span text:style-name="T17">the arguments passed to a function in correct positional order. Here, the number of arguments in the function call should match exactly with the function definition.</text:span></text:p>
              </text:list-item>
            </text:list>
            <text:list text:style-name="L9">
              <text:list-item>
                <text:p text:style-name="P34"><text:span text:style-name="T17">Keyword arguments:</text:span></text:p>
                <text:p text:style-name="P34"><text:span text:style-name="T17">are related to the function calls. When you use keyword arguments in a function call, the caller identifies the arguments by the parameter name. This allows you to skip arguments or place them out of order because the Python interpreter is able to use the keywords provided to match the values with parameters</text:span></text:p>
              </text:list-item>
              <text:list-item>
                <text:p text:style-name="P34"><text:span text:style-name="T17">Default arguments:</text:span></text:p>
                <text:p text:style-name="P34"><text:span text:style-name="T17">are arguments that assume a default value if a value is not provided in the function call for these arguments</text:span></text:p>
              </text:list-item>
              <text:list-item>
                <text:p text:style-name="P34"><text:span text:style-name="T17">Variable-length arguments:</text:span></text:p>
                <text:p text:style-name="P34"><text:span text:style-name="T17">when a function has to be processed for more arguments than the specified in the function, the variable-length arguments are used. They are not named in the function definition, unlike required, and default arguments (next lesson).</text:span></text:p>
                <text:p text:style-name="P34"/>
              </text:list-item>
            </text:list>
            <text:p text:style-name="P20"><text:span text:style-name="T20"/></text:p>
          </draw:text-box>
        </draw:frame>
        <draw:custom-shape draw:name="Google Shape;142;p29" draw:style-name="gr7" draw:text-style-name="P33" draw:layer="layout" svg:width="21.035cm" svg:height="2.286cm" svg:x="0cm" svg:y="0.1cm">
          <text:p text:style-name="P7"><text:span text:style-name="T6">Function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cm" svg:y="2.352cm" presentation:class="outline" presentation:user-transformed="true">
          <draw:text-box>
            <text:p text:style-name="P20"><text:span text:style-name="T20">#!/usr/bin/python</text:span></text:p>
            <text:p text:style-name="P20"><text:span text:style-name="T20"/></text:p>
            <text:p text:style-name="P20"><text:span text:style-name="T20"># Function definition is here</text:span></text:p>
            <text:p text:style-name="P20"><text:span text:style-name="T20">def myprint( str ):</text:span></text:p>
            <text:p text:style-name="P20"><text:span text:style-name="T20"><text:s text:c="3"/></text:span><text:span text:style-name="T20">"This function prints the passed string"</text:span></text:p>
            <text:p text:style-name="P20"><text:span text:style-name="T20"><text:s text:c="3"/></text:span><text:span text:style-name="T20">print str</text:span></text:p>
            <text:p text:style-name="P20"><text:span text:style-name="T20"><text:s text:c="3"/></text:span><text:span text:style-name="T20">return;</text:span></text:p>
            <text:p text:style-name="P20"><text:span text:style-name="T20"/></text:p>
            <text:p text:style-name="P20"><text:span text:style-name="T20"># Now you can call printme function</text:span></text:p>
            <text:p text:style-name="P20"><text:span text:style-name="T20">myprint()</text:span></text:p>
            <text:p text:style-name="P20"><text:span text:style-name="T20"/></text:p>
            <text:p text:style-name="P20"><text:span text:style-name="T17">When the code is executed, the following is the result:</text:span></text:p>
            <text:p text:style-name="P20"><text:span text:style-name="T17"/></text:p>
            <text:p text:style-name="P20"><text:span text:style-name="T20">Traceback (most recent call last):</text:span></text:p>
            <text:p text:style-name="P20"><text:span text:style-name="T20"><text:s text:c="3"/></text:span><text:span text:style-name="T20">File "myprint.py", line 11, in &lt;module&gt;</text:span></text:p>
            <text:p text:style-name="P20"><text:span text:style-name="T20"><text:s text:c="6"/></text:span><text:span text:style-name="T20">myprint();</text:span></text:p>
            <text:p text:style-name="P20"><text:span text:style-name="T20">TypeError: myprint() takes exactly 1 argument (0 given)</text:span></text:p>
            <text:p text:style-name="P20"><text:span text:style-name="T20"/></text:p>
            <text:p text:style-name="P34"><text:span text:style-name="T35"/></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Require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2" draw:text-style-name="P24" draw:layer="layout" svg:width="24.845cm" svg:height="14.848cm" svg:x="0.655cm" svg:y="3.355cm" presentation:class="outline" presentation:user-transformed="true">
          <draw:text-box>
            <text:p text:style-name="P20"><text:span text:style-name="T36">#!/usr/bin/python</text:span></text:p>
            <text:p text:style-name="P20"><text:span text:style-name="T36"/></text:p>
            <text:p text:style-name="P20"><text:span text:style-name="T36"># Function definition is here</text:span></text:p>
            <text:p text:style-name="P20"><text:span text:style-name="T36">def printinfo( name, age ):</text:span></text:p>
            <text:p text:style-name="P20"><text:span text:style-name="T36"><text:s text:c="3"/></text:span><text:span text:style-name="T36">"This prints the info passed as parameter"</text:span></text:p>
            <text:p text:style-name="P20"><text:span text:style-name="T36"><text:s text:c="3"/></text:span><text:span text:style-name="T36">print "Name: ", name</text:span></text:p>
            <text:p text:style-name="P20"><text:span text:style-name="T36"><text:s text:c="3"/></text:span><text:span text:style-name="T36">print "Age ", age</text:span></text:p>
            <text:p text:style-name="P20"><text:span text:style-name="T36"><text:s text:c="3"/></text:span><text:span text:style-name="T36">return;</text:span></text:p>
            <text:p text:style-name="P20"><text:span text:style-name="T36"/></text:p>
            <text:p text:style-name="P20"><text:span text:style-name="T36"># Now you can call printinfo function</text:span></text:p>
            <text:p text:style-name="P20"><text:span text:style-name="T36">printinfo( age=30, name="Silvia" )</text:span></text:p>
            <text:p text:style-name="P34"><text:span text:style-name="T28"/></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Keywor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2" draw:text-style-name="P24" draw:layer="layout" svg:width="24.845cm" svg:height="14.848cm" svg:x="0.555cm" svg:y="2.255cm" presentation:class="outline" presentation:user-transformed="true">
          <draw:text-box>
            <text:p text:style-name="P20"><text:span text:style-name="T36">#!/usr/bin/python</text:span></text:p>
            <text:p text:style-name="P20"><text:span text:style-name="T37"/></text:p>
            <text:p text:style-name="P20"><text:span text:style-name="T36"># Function definition is here</text:span></text:p>
            <text:p text:style-name="P20"><text:span text:style-name="T36">def printuserinfo( name, age = 35 ):</text:span></text:p>
            <text:p text:style-name="P20"><text:span text:style-name="T36"><text:s text:c="3"/></text:span><text:span text:style-name="T36">"This prints a passed info into this function"</text:span></text:p>
            <text:p text:style-name="P20"><text:span text:style-name="T36"><text:s text:c="3"/></text:span><text:span text:style-name="T36">print "Name: ", name</text:span></text:p>
            <text:p text:style-name="P20"><text:span text:style-name="T36"><text:s text:c="3"/></text:span><text:span text:style-name="T36">print "Age ", age</text:span></text:p>
            <text:p text:style-name="P20"><text:span text:style-name="T36"><text:s text:c="3"/></text:span><text:span text:style-name="T36">return;</text:span></text:p>
            <text:p text:style-name="P20"><text:span text:style-name="T37"/></text:p>
            <text:p text:style-name="P20"><text:span text:style-name="T36"># Now you can call printinfo function</text:span></text:p>
            <text:p text:style-name="P20"><text:span text:style-name="T36">printuserinfo( age=30, name="Silvia" )</text:span></text:p>
            <text:p text:style-name="P20"><text:span text:style-name="T36">printuserinfo( name="Silvia" )</text:span></text:p>
            <text:p text:style-name="P20"><text:span text:style-name="T36"/></text:p>
            <text:p text:style-name="P20"><text:span text:style-name="T8">When the script is executed, the result is:</text:span></text:p>
            <text:p text:style-name="P20"><text:span text:style-name="T36"/></text:p>
            <text:p text:style-name="P20"><text:span text:style-name="T36">Name: <text:s/>Silvia</text:span></text:p>
            <text:p text:style-name="P20"><text:span text:style-name="T36">Age <text:s/>30</text:span></text:p>
            <text:p text:style-name="P20"><text:span text:style-name="T36">Name: <text:s/>Silvia</text:span></text:p>
            <text:p text:style-name="P20"><text:span text:style-name="T36">Age <text:s/>35</text:span></text:p>
            <text:p text:style-name="P20"><text:span text:style-name="T36"/></text:p>
            <text:p text:style-name="P34"><text:span text:style-name="T28"/></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Default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cm" svg:y="2.952cm" presentation:class="outline" presentation:user-transformed="true">
          <draw:text-box>
            <text:p text:style-name="P20"><text:span text:style-name="T19">All variables in a program may not be accessible at all locations in that program. This depends on where you have declared a variable.</text:span></text:p>
            <text:p text:style-name="P20"><text:span text:style-name="T19"/></text:p>
            <text:p text:style-name="P20"><text:span text:style-name="T19">The </text:span><text:span text:style-name="T34">scope</text:span><text:span text:style-name="T19"> of a variable determines the portion of the program where you can access a particular identifier. There are two basic scopes of variables in Python:</text:span></text:p>
            <text:p text:style-name="P20"><text:span text:style-name="T19"/></text:p>
            <text:list text:style-name="L10">
              <text:list-item>
                <text:p text:style-name="P20"><text:span text:style-name="T19"><text:s text:c="4"/></text:span><text:span text:style-name="T34">Global variables</text:span></text:p>
              </text:list-item>
              <text:list-item>
                <text:p text:style-name="P20"><text:span text:style-name="T19"><text:s text:c="3"/></text:span><text:span text:style-name="T34"><text:s/></text:span><text:span text:style-name="T34">Local variables</text:span></text:p>
              </text:list-item>
            </text:list>
            <text:p text:style-name="P20"><text:span text:style-name="T19"/></text:p>
            <text:p text:style-name="P20"><text:span text:style-name="T38"/></text:p>
            <text:p text:style-name="P20"><text:span text:style-name="T19"/></text:p>
          </draw:text-box>
        </draw:frame>
        <draw:custom-shape draw:name="Google Shape;142;p29" draw:style-name="gr7" draw:text-style-name="P33" draw:layer="layout" svg:width="21.035cm" svg:height="2.286cm" svg:x="0cm" svg:y="0.1cm">
          <text:p text:style-name="P7"><text:span text:style-name="T6">Scope of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cm" svg:y="2.352cm" presentation:class="outline" presentation:user-transformed="true">
          <draw:text-box>
            <text:p text:style-name="P20"><text:span text:style-name="T19">Variables that are defined inside a function body have a </text:span><text:span text:style-name="T16">local scope</text:span><text:span text:style-name="T19">, </text:span></text:p>
            <text:p text:style-name="P20"><text:span text:style-name="T19">those defined outside have a </text:span><text:span text:style-name="T16">global scope</text:span><text:span text:style-name="T19">.</text:span></text:p>
            <text:p text:style-name="P20"><text:span text:style-name="T39"/></text:p>
            <text:p text:style-name="P20"><text:span text:style-name="T19">This means that local variables can be accessed only inside the function in which they are declared, </text:span></text:p>
            <text:p text:style-name="P20"><text:span text:style-name="T19">whereas global variables can be accessed throughout the program body by all functions. When you call a function, the variables declared inside it are brought into scope.</text:span></text:p>
            <text:p text:style-name="P20"><text:span text:style-name="T38"/></text:p>
            <text:p text:style-name="P20"><text:span text:style-name="T38">Example</text:span><text:span text:style-name="T19"> (try):</text:span></text:p>
            <text:p text:style-name="P20"><text:span text:style-name="T20">#!/usr/bin/python</text:span></text:p>
            <text:p text:style-name="P20"><text:span text:style-name="T40"/></text:p>
            <text:p text:style-name="P20"><text:span text:style-name="T20">total = 0; # This is global variable.</text:span></text:p>
            <text:p text:style-name="P20"><text:span text:style-name="T20"># Function definition is here</text:span></text:p>
            <text:p text:style-name="P20"><text:span text:style-name="T20">def sum( arg1, arg2 ):</text:span></text:p>
            <text:p text:style-name="P20"><text:span text:style-name="T20"><text:s text:c="3"/></text:span><text:span text:style-name="T20"># Add both the parameters and return them."</text:span></text:p>
            <text:p text:style-name="P20"><text:span text:style-name="T20"><text:s text:c="3"/></text:span><text:span text:style-name="T20">total = arg1 + arg2; # Here total is local variable.</text:span></text:p>
            <text:p text:style-name="P20"><text:span text:style-name="T20"><text:s text:c="3"/></text:span><text:span text:style-name="T20">print "Inside the function local total : ", total</text:span></text:p>
            <text:p text:style-name="P20"><text:span text:style-name="T20"><text:s text:c="3"/></text:span><text:span text:style-name="T20">return total;</text:span></text:p>
            <text:p text:style-name="P20"><text:span text:style-name="T40"/></text:p>
            <text:p text:style-name="P20"><text:span text:style-name="T20"># Now you can call sum function</text:span></text:p>
            <text:p text:style-name="P20"><text:span text:style-name="T20">sum( 10, 20 );</text:span></text:p>
            <text:p text:style-name="P20"><text:span text:style-name="T20">print "Outside the function global total : ", total </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11.171cm" svg:height="3.928cm" svg:x="13.966cm" svg:y="8.183cm" presentation:class="outline" presentation:user-transformed="true">
          <draw:text-box>
            <text:p text:style-name="P20"><text:span text:style-name="T38">Output</text:span><text:span text:style-name="T19"> calling the script: </text:span></text:p>
            <text:p text:style-name="P20"><text:span text:style-name="T19"/></text:p>
            <text:p text:style-name="P20"><text:span text:style-name="T41">Inside the function local total : <text:s/>30</text:span></text:p>
            <text:p text:style-name="P20"><text:span text:style-name="T41">Outside the function global total : <text:s/>0</text:span></text:p>
          </draw:text-box>
        </draw:frame>
        <draw:custom-shape draw:style-name="gr17" draw:text-style-name="P32" draw:layer="layout" svg:width="11.047cm" svg:height="4.119cm" svg:x="13.966cm" svg:y="7.8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2" draw:text-style-name="P24" draw:layer="layout" svg:width="25.4cm" svg:height="15.425cm" svg:x="0.1cm" svg:y="2.778cm" presentation:class="outline" presentation:user-transformed="true">
          <draw:text-box>
            <text:p text:style-name="P20"><text:span text:style-name="T16">All parameters (arguments) of functions in Python are passed by reference</text:span><text:span text:style-name="T19">:</text:span></text:p>
            <text:p text:style-name="P20"><text:span text:style-name="T19">if you change what a parameter refers to within a function, </text:span></text:p>
            <text:p text:style-name="P20"><text:span text:style-name="T19">then the change also reflects back in the calling function. </text:span></text:p>
            <text:p text:style-name="P20"><text:span text:style-name="T19"/></text:p>
            <text:p text:style-name="P20"><text:span text:style-name="T38">Example</text:span><text:span text:style-name="T19">:</text:span></text:p>
            <text:p text:style-name="P20"><text:span text:style-name="T19">#!/usr/bin/python</text:span></text:p>
            <text:p text:style-name="P20"><text:span text:style-name="T19"/></text:p>
            <text:p text:style-name="P20"><text:span text:style-name="T19"># Function definition is here</text:span></text:p>
            <text:p text:style-name="P20"><text:span text:style-name="T19">def changeme( mylist ):</text:span></text:p>
            <text:p text:style-name="P20"><text:span text:style-name="T19"><text:s text:c="3"/></text:span><text:span text:style-name="T19">"This changes a passed list into this function"</text:span></text:p>
            <text:p text:style-name="P20"><text:span text:style-name="T19"><text:s text:c="3"/></text:span><text:span text:style-name="T19">mylist.append([1,2,3,4]);</text:span></text:p>
            <text:p text:style-name="P20"><text:span text:style-name="T19"><text:s text:c="3"/></text:span><text:span text:style-name="T19">print "Values inside the function:\n ", mylist</text:span></text:p>
            <text:p text:style-name="P20"><text:span text:style-name="T19"><text:s text:c="3"/></text:span><text:span text:style-name="T19">return</text:span></text:p>
            <text:p text:style-name="P20"><text:span text:style-name="T19"/></text:p>
            <text:p text:style-name="P20"><text:span text:style-name="T19"># Now you can call changeme function</text:span></text:p>
            <text:p text:style-name="P20"><text:span text:style-name="T19">mylist = [10,20,30];</text:span></text:p>
            <text:p text:style-name="P20"><text:span text:style-name="T19">changeme( mylist );</text:span></text:p>
            <text:p text:style-name="P20"><text:span text:style-name="T19">print "Values outside the function: \n", mylist</text:span></text:p>
            <text:p text:style-name="P20"><text:span text:style-name="T19"/></text:p>
            <text:p text:style-name="P20"><text:span text:style-name="T19"/></text:p>
            <text:p text:style-name="P20"><text:span text:style-name="T38"/></text:p>
            <text:p text:style-name="P20"><text:span text:style-name="T19"/></text:p>
          </draw:text-box>
        </draw:frame>
        <draw:custom-shape draw:name="Google Shape;142;p29" draw:style-name="gr7" draw:text-style-name="P35" draw:layer="layout" svg:width="21.035cm" svg:height="2.286cm" svg:x="0cm" svg:y="0.1cm">
          <text:p text:style-name="P7"><text:span text:style-name="T42">Pass function arguments by reference vs.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32" draw:layer="layout" svg:width="9.683cm" svg:height="11.245cm" svg:x="15.161cm" svg:y="5.794cm">
          <text:p/>
          <draw:enhanced-geometry svg:viewBox="0 0 21600 21600" draw:type="rectangle" draw:enhanced-path="M 0 0 L 21600 0 21600 21600 0 21600 0 0 Z N"/>
        </draw:custom-shape>
        <draw:frame draw:name="Google Shape;140;p29" presentation:style-name="pr2" draw:text-style-name="P24" draw:layer="layout" svg:width="9.89cm" svg:height="11.007cm" svg:x="15.61cm" svg:y="5.794cm" presentation:class="outline" presentation:user-transformed="true">
          <draw:text-box>
            <text:p text:style-name="P20"><text:span text:style-name="T38">Output</text:span><text:span text:style-name="T19">:</text:span></text:p>
            <text:p text:style-name="P20"><text:span text:style-name="T19"/></text:p>
            <text:p text:style-name="P20"><text:span text:style-name="T19">Values inside the function: <text:s/></text:span></text:p>
            <text:p text:style-name="P20"><text:span text:style-name="T19">[10, 20, 30, [1, 2, 3, 4]]</text:span></text:p>
            <text:p text:style-name="P20"><text:span text:style-name="T19"/></text:p>
            <text:p text:style-name="P20"><text:span text:style-name="T19">Values outside the function: <text:s/></text:span></text:p>
            <text:p text:style-name="P20"><text:span text:style-name="T19">[10, 20, 30, [1, 2, 3, 4]]</text:span></text:p>
            <text:p text:style-name="P20"><text:span text:style-name="T19"/></text:p>
            <text:p text:style-name="P20"><text:span text:style-name="T19"/></text:p>
            <text:p text:style-name="P20"><text:span text:style-name="T19"/></text:p>
            <text:p text:style-name="P20"><text:span text:style-name="T38"/></text:p>
            <text:p text:style-name="P20"><text:span text:style-name="T19"/></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cm" svg:y="2.952cm" presentation:class="outline" presentation:user-transformed="true">
          <draw:text-box>
            <text:p text:style-name="P20"><text:span text:style-name="T20">!/usr/bin/python</text:span></text:p>
            <text:p text:style-name="P20"><text:span text:style-name="T20"># Function definition is here</text:span></text:p>
            <text:p text:style-name="P20"><text:span text:style-name="T20">def changelist( mylist ):</text:span></text:p>
            <text:p text:style-name="P20"><text:span text:style-name="T20"><text:s text:c="3"/></text:span><text:span text:style-name="T20">"This changes a passed list into this function"</text:span></text:p>
            <text:p text:style-name="P20"><text:span text:style-name="T20"><text:s text:c="3"/></text:span><text:span text:style-name="T20">mylist = [1,2,3,4]; </text:span><text:span text:style-name="T20"><text:tab/></text:span><text:span text:style-name="T20"># </text:span><text:span text:style-name="T16">This assig new reference in mylist</text:span></text:p>
            <text:p text:style-name="P20"><text:span text:style-name="T20"><text:s text:c="3"/></text:span><text:span text:style-name="T20">print "Values inside the function: ", mylist</text:span></text:p>
            <text:p text:style-name="P20"><text:span text:style-name="T20"><text:s text:c="3"/></text:span><text:span text:style-name="T20">return</text:span></text:p>
            <text:p text:style-name="P20"><text:span text:style-name="T20"/></text:p>
            <text:p text:style-name="P20"><text:span text:style-name="T20"># Function call</text:span></text:p>
            <text:p text:style-name="P20"><text:span text:style-name="T20">mylist = [10,20,30];</text:span></text:p>
            <text:p text:style-name="P20"><text:span text:style-name="T20">changelist( mylist );</text:span></text:p>
            <text:p text:style-name="P20"><text:span text:style-name="T20">print "Values outside the function: ", mylist</text:span></text:p>
            <text:p text:style-name="P20"><text:span text:style-name="T19"/></text:p>
            <text:p text:style-name="P20"><text:span text:style-name="T19">The parameter mylist is local to the function changelist. Changing mylist within the function does not affect mylist outside the function.</text:span></text:p>
            <text:p text:style-name="P20"><text:span text:style-name="T19"/></text:p>
            <text:p text:style-name="P20"><text:span text:style-name="T38">Output</text:span><text:span text:style-name="T19">:</text:span></text:p>
            <text:p text:style-name="P20"><text:span text:style-name="T20">Values inside the function: <text:s/>[1, 2, 3, 4]</text:span></text:p>
            <text:p text:style-name="P20"><text:span text:style-name="T20">Values outside the function: <text:s/>[10, 20, 30]</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Be careful duplicating variable n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cm" svg:y="2.952cm" presentation:class="outline" presentation:user-transformed="true">
          <draw:text-box>
            <text:p text:style-name="P20"><text:span text:style-name="T19">Anonymous functions are not declared in the standard manner by using the def keyword. The </text:span><text:span text:style-name="T16">lambda keyword</text:span><text:span text:style-name="T19"> is used to create small anonymous functions.</text:span></text:p>
            <text:p text:style-name="P20"><text:span text:style-name="T19"/></text:p>
            <text:list text:style-name="L3">
              <text:list-item>
                <text:p text:style-name="P20"><text:span text:style-name="T19">Lambda forms can take any number of arguments but </text:span><text:span text:style-name="T16">return just one value</text:span><text:span text:style-name="T19"> in the form of an expression. </text:span></text:p>
              </text:list-item>
              <text:list-item>
                <text:p text:style-name="P20"><text:span text:style-name="T19">They cannot contain commands or multiple expressions.</text:span></text:p>
              </text:list-item>
              <text:list-item>
                <text:p text:style-name="P20"><text:span text:style-name="T19">An anonymous function cannot be a direct call to print because lambda requires an expression</text:span></text:p>
              </text:list-item>
              <text:list-item>
                <text:p text:style-name="P20"><text:span text:style-name="T19">Lambda functions have their own local namespace and cannot access variables other than those in their parameter list and those in the global namespace.</text:span></text:p>
              </text:list-item>
              <text:list-item>
                <text:p text:style-name="P20"><text:span text:style-name="T19">Although it appears that lambda's are a one-line version of a function, they are not equivalent to inline statements in C or C++, whose purpose is by passing function stack allocation during invocation for performance reasons.</text:span></text:p>
              </text:list-item>
            </text:list>
            <text:p text:style-name="P20"><text:span text:style-name="T19"/></text:p>
            <text:p text:style-name="P20"><text:span text:style-name="T19">Syntax</text:span></text:p>
            <text:p text:style-name="P20"><text:span text:style-name="T19"/></text:p>
            <text:p text:style-name="P20"><text:span text:style-name="T19">The syntax of lambda functions contains only a single statement, which is as follows:</text:span></text:p>
            <text:p text:style-name="P20"><text:span text:style-name="T19"/></text:p>
            <text:p text:style-name="P20"><text:span text:style-name="T19">lambda [arg1 [,arg2,.....argn]]:expression</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The 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cm" svg:y="2.952cm" presentation:class="outline" presentation:user-transformed="true">
          <draw:text-box>
            <text:p text:style-name="P20"><text:span text:style-name="T20">#!/usr/bin/python</text:span></text:p>
            <text:p text:style-name="P20"><text:span text:style-name="T20"/></text:p>
            <text:p text:style-name="P20"><text:span text:style-name="T20"># Function definition is here</text:span></text:p>
            <text:p text:style-name="P20"><text:span text:style-name="T20">sum = lambda arg1, arg2: arg1 + arg2;</text:span></text:p>
            <text:p text:style-name="P20"><text:span text:style-name="T20"/></text:p>
            <text:p text:style-name="P20"><text:span text:style-name="T20"># Now you can call sum as a function</text:span></text:p>
            <text:p text:style-name="P20"><text:span text:style-name="T20">print "Value of total : ", sum( 10, 20 )</text:span></text:p>
            <text:p text:style-name="P20"><text:span text:style-name="T20">print "Value of total : ", sum( 20, 20 )</text:span></text:p>
            <text:p text:style-name="P20"><text:span text:style-name="T20"/></text:p>
            <text:p text:style-name="P20"><text:span text:style-name="T20">When the above code is executed, it produces the following result:</text:span></text:p>
            <text:p text:style-name="P20"><text:span text:style-name="T20"/></text:p>
            <text:p text:style-name="P20"><text:span text:style-name="T20">Value of total : <text:s/>30</text:span></text:p>
            <text:p text:style-name="P20"><text:span text:style-name="T20">Value of total : <text:s/>40</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The 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2" draw:text-style-name="P24" draw:layer="layout" svg:width="25.4cm" svg:height="15.851cm" svg:x="0.126cm" svg:y="2.403cm" presentation:class="outline" presentation:user-transformed="true">
          <draw:text-box>
            <text:p text:style-name="P20"><text:span text:style-name="T19">The statement return [expression] exits a function, </text:span></text:p>
            <text:p text:style-name="P20"><text:span text:style-name="T19">optionally passing back an expression to the caller. </text:span></text:p>
            <text:p text:style-name="P20"><text:span text:style-name="T19">A return statement with no arguments is the same as return None.</text:span></text:p>
            <text:p text:style-name="P20"><text:span text:style-name="T19"/></text:p>
            <text:p text:style-name="P20"><text:span text:style-name="T19">Example of return value</text:span></text:p>
            <text:p text:style-name="P20"><text:span text:style-name="T19"/></text:p>
            <text:p text:style-name="P20"><text:span text:style-name="T20">#!/usr/bin/python</text:span></text:p>
            <text:p text:style-name="P20"><text:span text:style-name="T20"># Function definition is here</text:span></text:p>
            <text:p text:style-name="P20"><text:span text:style-name="T20">def sum( arg1, arg2 ):</text:span></text:p>
            <text:p text:style-name="P20"><text:span text:style-name="T20"><text:s text:c="3"/></text:span><text:span text:style-name="T20"># Add both the parameters and return them."</text:span></text:p>
            <text:p text:style-name="P20"><text:span text:style-name="T20"><text:s text:c="3"/></text:span><text:span text:style-name="T20">total = arg1 + arg2</text:span></text:p>
            <text:p text:style-name="P20"><text:span text:style-name="T20"><text:s text:c="3"/></text:span><text:span text:style-name="T20">print "Inside the function : ", total</text:span></text:p>
            <text:p text:style-name="P20"><text:span text:style-name="T20"><text:s text:c="3"/></text:span><text:span text:style-name="T20">return total;</text:span></text:p>
            <text:p text:style-name="P20"><text:span text:style-name="T20"/></text:p>
            <text:p text:style-name="P20"><text:span text:style-name="T20"># Now you can call sum function</text:span></text:p>
            <text:p text:style-name="P20"><text:span text:style-name="T20">total = sum( 10, 20 );</text:span></text:p>
            <text:p text:style-name="P20"><text:span text:style-name="T20">print "Outside the function : ", total </text:span></text:p>
            <text:p text:style-name="P20"><text:span text:style-name="T20"/></text:p>
            <text:p text:style-name="P20"><text:span text:style-name="T20">When the above code is executed, it produces the following result −</text:span></text:p>
            <text:p text:style-name="P20"><text:span text:style-name="T20">Inside the function : <text:s/>30</text:span></text:p>
            <text:p text:style-name="P20"><text:span text:style-name="T20">Outside the function : <text:s/>30</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retur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852cm" presentation:class="outline" presentation:user-transformed="true">
          <draw:text-box>
            <text:p text:style-name="P20"><text:span text:style-name="T19">A script can require one or more input parameters.</text:span></text:p>
            <text:p text:style-name="P20"><text:span text:style-name="T19"/></text:p>
            <text:p text:style-name="P20"><text:span text:style-name="T19">There are different ways to provide input parameters to a script:</text:span></text:p>
            <text:p text:style-name="P20"><text:span text:style-name="T19"/></text:p>
            <text:list text:style-name="L3">
              <text:list-item>
                <text:p text:style-name="P20"><text:span text:style-name="T19">by command line</text:span></text:p>
                <text:p text:style-name="P20"><text:span text:style-name="T19"/></text:p>
              </text:list-item>
              <text:list-item>
                <text:p text:style-name="P20"><text:span text:style-name="T19">by user</text:span></text:p>
                <text:p text:style-name="P20"><text:span text:style-name="T19"/></text:p>
              </text:list-item>
              <text:list-item>
                <text:p text:style-name="P20"><text:span text:style-name="T19">by an input file</text:span></text:p>
                <text:p text:style-name="P20"><text:span text:style-name="T19"/></text:p>
                <text:p text:style-name="P20"><text:span text:style-name="T19"/></text:p>
                <text:p text:style-name="P20"><text:span text:style-name="T19"/></text:p>
              </text:list-item>
            </text:list>
          </draw:text-box>
        </draw:frame>
        <draw:custom-shape draw:name="Google Shape;142;p29" draw:style-name="gr7" draw:text-style-name="P8" draw:layer="layout" svg:width="21.035cm" svg:height="2.286cm" svg:x="0cm" svg:y="0.1cm">
          <text:p text:style-name="P3"><text:span text:style-name="T3">Inpu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852cm" presentation:class="outline" presentation:user-transformed="true">
          <draw:text-box>
            <text:p text:style-name="P20"><text:span text:style-name="T19">A script requiring parameters can be executed with:</text:span></text:p>
            <text:list text:style-name="L3">
              <text:list-header>
                <text:p text:style-name="P20"><text:span text:style-name="T19"/></text:p>
                <text:p text:style-name="P20"><text:span text:style-name="T19">$ python script.py param_1 param_2 param_3 …… param_n</text:span></text:p>
              </text:list-header>
            </text:list>
            <text:p text:style-name="P20"><text:span text:style-name="T19"/></text:p>
            <text:p text:style-name="P20"><text:span text:style-name="T19">• </text:span><text:span text:style-name="T19">The argv[*] provided by tye sys module can be used to read the input parameters:</text:span></text:p>
            <text:p text:style-name="P20"><text:span text:style-name="T19"/></text:p>
            <text:list text:continue-numbering="true" text:style-name="L3">
              <text:list-header>
                <text:p text:style-name="P20"><text:span text:style-name="T19">– </text:span><text:span text:style-name="T19">argv[0]: contains the script name</text:span></text:p>
                <text:p text:style-name="P20"><text:span text:style-name="T19">– </text:span><text:span text:style-name="T19">argv[1]: <text:s/>param_1</text:span></text:p>
                <text:p text:style-name="P20"><text:span text:style-name="T19">– …</text:span><text:span text:style-name="T19">...</text:span></text:p>
                <text:p text:style-name="P20"><text:span text:style-name="T19">– </text:span><text:span text:style-name="T19">argv[i]: <text:s/>param_i</text:span></text:p>
                <text:p text:style-name="P20"><text:span text:style-name="T19"/></text:p>
              </text:list-header>
            </text:list>
          </draw:text-box>
        </draw:frame>
        <draw:custom-shape draw:name="Google Shape;142;p29" draw:style-name="gr7" draw:text-style-name="P36" draw:layer="layout" svg:width="21.035cm" svg:height="2.286cm" svg:x="0cm" svg:y="0.1cm">
          <text:p text:style-name="P3"><text:span text:style-name="T43">Input parameters by command line.sys.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852cm" presentation:class="outline" presentation:user-transformed="true">
          <draw:text-box>
            <text:p text:style-name="P20"><text:span text:style-name="T19"># script reqiring 2 input parameters</text:span></text:p>
            <text:p text:style-name="P20"><text:span text:style-name="T19">import sys</text:span></text:p>
            <text:p text:style-name="P20"><text:span text:style-name="T19"/></text:p>
            <text:p text:style-name="P20"><text:span text:style-name="T19">usage="""Requires two parameters (param1, param2)</text:span></text:p>
            <text:p text:style-name="P20"><text:span text:style-name="T19">Usage: python script.py param1 param2"""</text:span></text:p>
            <text:p text:style-name="P20"><text:span text:style-name="T19"/></text:p>
            <text:p text:style-name="P20"><text:span text:style-name="T19">if len(sys.argv) &lt; 2:</text:span></text:p>
            <text:p text:style-name="P20"><text:span text:style-name="T19"><text:s text:c="5"/></text:span><text:span text:style-name="T19">print 'The script: ',sys.argv[0],usage</text:span></text:p>
            <text:p text:style-name="P20"><text:span text:style-name="T19"><text:s text:c="5"/></text:span><text:span text:style-name="T19">sys.exit(0) # exits after help printing</text:span></text:p>
            <text:p text:style-name="P20"><text:span text:style-name="T19"/></text:p>
            <text:p text:style-name="P20"><text:span text:style-name="T19"># read the two input parameters</text:span></text:p>
            <text:p text:style-name="P20"><text:span text:style-name="T19">param1 = sys.argv[1]</text:span></text:p>
            <text:p text:style-name="P20"><text:span text:style-name="T19">param2 = sys.argv[2]</text:span></text:p>
            <text:p text:style-name="P20"><text:span text:style-name="T19"/></text:p>
            <text:p text:style-name="P20"><text:span text:style-name="T19"># output the read parameters</text:span></text:p>
            <text:p text:style-name="P20"><text:span text:style-name="T19">print '''The two parameters <text:s/>received as input</text:span></text:p>
            <text:p text:style-name="P20"><text:span text:style-name="T19">for the script are:\n ''',param1, param2</text:span></text:p>
            <text:p text:style-name="P20"><text:span text:style-name="T19"/></text:p>
          </draw:text-box>
        </draw:frame>
        <draw:custom-shape draw:name="Google Shape;142;p29" draw:style-name="gr7" draw:text-style-name="P8" draw:layer="layout" svg:width="21.035cm" svg:height="2.286cm" svg:x="0cm" svg:y="0.1cm">
          <text:p text:style-name="P3"><text:span text:style-name="T3">Example: command line inpu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662cm" presentation:class="outline" presentation:user-transformed="true">
          <draw:text-box>
            <text:p text:style-name="P20"><text:span text:style-name="T19">The input parameters provided by the user can be read from the standard input (stdin) using the function </text:span><text:span text:style-name="T16">input()</text:span></text:p>
            <text:p text:style-name="P20"><text:span text:style-name="T19">Example (try):</text:span></text:p>
            <text:p text:style-name="P20"><text:span text:style-name="T20"># the script takes from the user two input parameters</text:span></text:p>
            <text:p text:style-name="P20"><text:span text:style-name="T20">import sys</text:span></text:p>
            <text:p text:style-name="P20"><text:span text:style-name="T20"/></text:p>
            <text:p text:style-name="P20"><text:span text:style-name="T20">while(True):</text:span></text:p>
            <text:p text:style-name="P20"><text:span text:style-name="T20"><text:s text:c="5"/></text:span><text:span text:style-name="T20">print 'PLEASE INSERT AN INTEGER NUMBER IN THE RANGE 0-10'</text:span></text:p>
            <text:p text:style-name="P20"><text:span text:style-name="T20"><text:s text:c="5"/></text:span><text:span text:style-name="T20">param1 = input()</text:span></text:p>
            <text:p text:style-name="P20"><text:span text:style-name="T20"><text:s text:c="5"/></text:span><text:span text:style-name="T20">if int(param1) in range(11): # notare che raw_input restituisce una stringa</text:span></text:p>
            <text:p text:style-name="P20"><text:span text:style-name="T20"><text:s text:c="10"/></text:span><text:span text:style-name="T20">while(True):</text:span></text:p>
            <text:p text:style-name="P20"><text:span text:style-name="T20"><text:s text:c="15"/></text:span><text:span text:style-name="T20">print 'PLEASE INSERT A CHAR PARAMETER IN [A,B,C]'</text:span></text:p>
            <text:p text:style-name="P20"><text:span text:style-name="T20"><text:s text:c="15"/></text:span><text:span text:style-name="T20">param2 = raw_input()</text:span></text:p>
            <text:p text:style-name="P20"><text:span text:style-name="T20"><text:s text:c="15"/></text:span><text:span text:style-name="T20">if param2 in ['A','B','C']:</text:span></text:p>
            <text:p text:style-name="P20"><text:span text:style-name="T20"><text:s text:c="21"/></text:span><text:span text:style-name="T20">print 'uso I due parametri passati dall utente: ',param1,param2</text:span></text:p>
            <text:p text:style-name="P20"><text:span text:style-name="T20"><text:s text:c="21"/></text:span><text:span text:style-name="T20">sys.exit()</text:span></text:p>
            <text:p text:style-name="P20"><text:span text:style-name="T20"><text:s text:c="15"/></text:span><text:span text:style-name="T20">else: print 'TRY AGAIN PLEASE'</text:span></text:p>
            <text:p text:style-name="P20"><text:span text:style-name="T20"><text:s text:c="5"/></text:span><text:span text:style-name="T20">else: print 'TRY AGAIN PLEASE'</text:span></text:p>
          </draw:text-box>
        </draw:frame>
        <draw:custom-shape draw:name="Google Shape;142;p29" draw:style-name="gr7" draw:text-style-name="P9" draw:layer="layout" svg:width="21.035cm" svg:height="2.286cm" svg:x="0cm" svg:y="0.1cm">
          <text:p text:style-name="P7"><text:span text:style-name="T24">Input parameters user prov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962cm" presentation:class="outline" presentation:user-transformed="true">
          <draw:text-box>
            <text:p text:style-name="P20"><text:span text:style-name="T38">Python 2:</text:span></text:p>
            <text:p text:style-name="P20"><text:span text:style-name="T16">raw_input()</text:span><text:span text:style-name="T19"> takes exactly what the user typed and passes it back as a string.</text:span></text:p>
            <text:p text:style-name="P20"><text:span text:style-name="T19"/></text:p>
            <text:p text:style-name="P20"><text:span text:style-name="T16">input()</text:span><text:span text:style-name="T19"> first takes the raw_input() and then performs an eval() on it as well.</text:span></text:p>
            <text:p text:style-name="P20"><text:span text:style-name="T19"/></text:p>
            <text:p text:style-name="P20"><text:span text:style-name="T19">The main difference is that input() expects a syntactically correct python statement where raw_input() does not.</text:span></text:p>
            <text:p text:style-name="P20"><text:span text:style-name="T19"/></text:p>
            <text:p text:style-name="P20"><text:span text:style-name="T38">Python 3:</text:span></text:p>
            <text:p text:style-name="P20"><text:span text:style-name="T16">raw_input() was renamed to input()</text:span><text:span text:style-name="T19"> so now input() returns the exact string.</text:span></text:p>
            <text:p text:style-name="P20"><text:span text:style-name="T16">old input() was removed.</text:span></text:p>
            <text:p text:style-name="P20"><text:span text:style-name="T16"/></text:p>
            <text:p text:style-name="P20"><text:span text:style-name="T19">If you want to use the old input(), meaning you need to evaluate a user input as a python statement, you have to do it manually by using eval(input()).</text:span></text:p>
          </draw:text-box>
        </draw:frame>
        <draw:custom-shape draw:name="Google Shape;142;p29" draw:style-name="gr7" draw:text-style-name="P9" draw:layer="layout" svg:width="21.035cm" svg:height="2.286cm" svg:x="0cm" svg:y="0.1cm">
          <text:p text:style-name="P7"><text:span text:style-name="T24">functions input() and raw_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0;p29" presentation:style-name="pr2" draw:text-style-name="P37" draw:layer="layout" svg:width="24.266cm" svg:height="14.773cm" svg:x="0.371cm" svg:y="2.962cm" presentation:class="outline" presentation:user-transformed="true">
          <draw:text-box>
            <text:p text:style-name="P20"><text:span text:style-name="T44">In [17]:</text:span><text:span text:style-name="T19"> raw_input("Whats your name?")</text:span></text:p>
            <text:p text:style-name="P20"><text:span text:style-name="T19">Whats your name?pippo</text:span></text:p>
            <text:p text:style-name="P20"><text:span text:style-name="T19">Out[17]: 'pippo'</text:span></text:p>
            <text:p text:style-name="P20"><text:span text:style-name="T19"/></text:p>
            <text:p text:style-name="P20"><text:span text:style-name="T44">In [18]:</text:span><text:span text:style-name="T19"> input("Whats your name?")</text:span></text:p>
            <text:p text:style-name="P20"><text:span text:style-name="T19">Whats your name?pluto</text:span></text:p>
            <text:p text:style-name="P20"><text:span text:style-name="T19">---------------------------------------------------------------------------</text:span></text:p>
            <text:p text:style-name="P20"><text:span text:style-name="T19">NameError <text:s text:c="32"/>Traceback (most recent call last)</text:span></text:p>
            <text:p text:style-name="P20"><text:span text:style-name="T19">&lt;ipython-input-18-f3bdb23bc89a&gt; in &lt;module&gt;()</text:span></text:p>
            <text:p text:style-name="P20"><text:span text:style-name="T19">----&gt; 1 input("Whats your name?")</text:span></text:p>
            <text:p text:style-name="P20"><text:span text:style-name="T19"/></text:p>
            <text:p text:style-name="P20"><text:span text:style-name="T19">&lt;string&gt; in &lt;module&gt;()</text:span></text:p>
            <text:p text:style-name="P20"><text:span text:style-name="T19"/></text:p>
            <text:p text:style-name="P20"><text:span text:style-name="T19">NameError: name 'pluto' is not defined</text:span></text:p>
            <text:p text:style-name="P20"><text:span text:style-name="T19"/></text:p>
            <text:p text:style-name="P20"><text:span text:style-name="T44">In [19]:</text:span><text:span text:style-name="T19"> input("Whats your name?") <text:s text:c="5"/># I have to provide a row</text:span></text:p>
            <text:p text:style-name="P20"><text:span text:style-name="T19">Whats your name?'pluto'</text:span></text:p>
            <text:p text:style-name="P20"><text:span text:style-name="T19">Out[19]: 'pluto'</text:span></text:p>
            <text:p text:style-name="P20"><text:span text:style-name="T19"/></text:p>
          </draw:text-box>
        </draw:frame>
        <draw:custom-shape draw:name="Google Shape;142;p29" draw:style-name="gr7" draw:text-style-name="P36" draw:layer="layout" svg:width="21.035cm" svg:height="2.286cm" svg:x="0cm" svg:y="0.1cm">
          <text:p text:style-name="P7"><text:span text:style-name="T45">Example input() and raw_input() in pyth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852cm" presentation:class="outline" presentation:user-transformed="true">
          <draw:text-box>
            <text:p text:style-name="P20"><text:span text:style-name="T19">The eval() method parses the expression passed to this method and runs python expression (code) within the program.</text:span></text:p>
            <text:p text:style-name="P20"><text:span text:style-name="T19"/></text:p>
            <text:p text:style-name="P20"><text:span text:style-name="T19">The eval() method runs the python code (which is passed as an argument) within the program.</text:span></text:p>
            <text:p text:style-name="P20"><text:span text:style-name="T19"/></text:p>
            <text:p text:style-name="P20"><text:span text:style-name="T19">Try</text:span></text:p>
            <text:p text:style-name="P20"><text:span text:style-name="T19">&gt;&gt;&gt; help(eval)</text:span></text:p>
            <text:p text:style-name="P20"><text:span text:style-name="T19">to better understand the command.</text:span></text:p>
            <text:p text:style-name="P20"><text:span text:style-name="T19"/></text:p>
            <text:p text:style-name="P20"><text:span text:style-name="T19">Example:</text:span></text:p>
            <text:p text:style-name="P20"><text:span text:style-name="T19">x = 1</text:span></text:p>
            <text:p text:style-name="P20"><text:span text:style-name="T19">print(eval('x + 1'))</text:span></text:p>
            <text:p text:style-name="P20"><text:span text:style-name="T19"/></text:p>
            <text:p text:style-name="P20"><text:span text:style-name="T19"/></text:p>
            <text:p text:style-name="P20"><text:span text:style-name="T19"/></text:p>
          </draw:text-box>
        </draw:frame>
        <draw:custom-shape draw:name="Google Shape;142;p29" draw:style-name="gr7" draw:text-style-name="P9" draw:layer="layout" svg:width="21.035cm" svg:height="2.286cm" svg:x="0cm" svg:y="0.1cm">
          <text:p text:style-name="P7"><text:span text:style-name="T24">e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0;p29" presentation:style-name="pr2" draw:text-style-name="P39" draw:layer="layout" svg:width="24.266cm" svg:height="14.773cm" svg:x="0.371cm" svg:y="2.541cm" presentation:class="outline" presentation:user-transformed="true">
          <draw:text-box>
            <text:p text:style-name="P38"><text:span text:style-name="T20">infile='mydata.dat'</text:span></text:p>
            <text:p text:style-name="P38"><text:span text:style-name="T20">outfile='myout.dat'</text:span></text:p>
            <text:p text:style-name="P38"><text:span text:style-name="T20"/></text:p>
            <text:p text:style-name="P38"><text:span text:style-name="T20">indata = open( infile, 'r')</text:span></text:p>
            <text:p text:style-name="P38"><text:span text:style-name="T20">linee=indata.readlines()</text:span></text:p>
            <text:p text:style-name="P38"><text:span text:style-name="T20">indata.close()</text:span></text:p>
            <text:p text:style-name="P38"><text:span text:style-name="T20">processati=[ ]</text:span></text:p>
            <text:p text:style-name="P38"><text:span text:style-name="T20">x=[ ]</text:span></text:p>
            <text:p text:style-name="P38"><text:span text:style-name="T20">for el in linee:</text:span></text:p>
            <text:p text:style-name="P38"><text:span text:style-name="T20"><text:s text:c="4"/></text:span><text:span text:style-name="T20">valori = el.split()</text:span></text:p>
            <text:p text:style-name="P38"><text:span text:style-name="T20"><text:s text:c="4"/></text:span><text:span text:style-name="T20">x.append(float(valori[0])); y = float(valori[1])</text:span></text:p>
            <text:p text:style-name="P38"><text:span text:style-name="T20"><text:s text:c="4"/></text:span><text:span text:style-name="T20">processati.append(f(y))</text:span></text:p>
            <text:p text:style-name="P38"><text:span text:style-name="T20"/></text:p>
            <text:p text:style-name="P38"><text:span text:style-name="T20">outdata = open(outfile, 'w')</text:span></text:p>
            <text:p text:style-name="P38"><text:span text:style-name="T20">i=0</text:span></text:p>
            <text:p text:style-name="P38"><text:span text:style-name="T20">for el in processati:</text:span></text:p>
            <text:p text:style-name="P38"><text:span text:style-name="T20"><text:s text:c="4"/></text:span><text:span text:style-name="T20">outdata.write('%g %12.5e\n' % (x[i],el))</text:span></text:p>
            <text:p text:style-name="P38"><text:span text:style-name="T20"><text:s text:c="4"/></text:span><text:span text:style-name="T20">i+=1</text:span></text:p>
            <text:p text:style-name="P38"><text:span text:style-name="T20">outdata.close()</text:span></text:p>
            <text:p text:style-name="P38"><text:span text:style-name="T19">Format output: https://www.python-course.eu/python3_formatted_output.php</text:span></text:p>
            <text:p text:style-name="P38"><text:span text:style-name="T20"/></text:p>
          </draw:text-box>
        </draw:frame>
        <draw:custom-shape draw:name="Google Shape;142;p29" draw:style-name="gr7" draw:text-style-name="P33" draw:layer="layout" svg:width="21.035cm" svg:height="2.286cm" svg:x="0cm" svg:y="0.1cm">
          <text:p text:style-name="P7"><text:span text:style-name="T6">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32" draw:layer="layout" svg:width="8.837cm" svg:height="4.815cm" svg:x="13.255cm" svg:y="4.26cm">
          <text:p/>
          <draw:enhanced-geometry svg:viewBox="0 0 21600 21600" draw:type="rectangle" draw:enhanced-path="M 0 0 L 21600 0 21600 21600 0 21600 0 0 Z N"/>
        </draw:custom-shape>
        <draw:frame draw:name="Google Shape;140;p29" presentation:style-name="pr2" draw:text-style-name="P24" draw:layer="layout" svg:width="9.366cm" svg:height="5.926cm" svg:x="13.6cm" svg:y="4.578cm" presentation:class="outline" presentation:user-transformed="true">
          <draw:text-box>
            <text:p text:style-name="P20"><text:span text:style-name="T20">def f(y):</text:span></text:p>
            <text:p text:style-name="P20"><text:span text:style-name="T20"><text:s text:c="3"/></text:span><text:span text:style-name="T20">if y &gt;= 0.0:</text:span></text:p>
            <text:p text:style-name="P20"><text:span text:style-name="T20"><text:s text:c="6"/></text:span><text:span text:style-name="T20">return y**5*math.exp(-y)</text:span></text:p>
            <text:p text:style-name="P20"><text:span text:style-name="T20"><text:s text:c="3"/></text:span><text:span text:style-name="T20">else:</text:span></text:p>
            <text:p text:style-name="P20"><text:span text:style-name="T20"><text:s text:c="6"/></text:span><text:span text:style-name="T20">return 0.0</text:span></text:p>
            <text:p text:style-name="P20"><text:span text:style-name="T19"/></text:p>
          </draw:text-box>
        </draw:frame>
        <draw:custom-shape draw:style-name="gr19" draw:text-style-name="P32" draw:layer="layout" svg:width="8.837cm" svg:height="4.815cm" svg:x="15.155cm" svg:y="10.16cm">
          <text:p/>
          <draw:enhanced-geometry svg:viewBox="0 0 21600 21600" draw:type="rectangle" draw:enhanced-path="M 0 0 L 21600 0 21600 21600 0 21600 0 0 Z N"/>
        </draw:custom-shape>
        <draw:frame draw:name="Google Shape;140;p29" presentation:style-name="pr2" draw:text-style-name="P24" draw:layer="layout" svg:width="9.366cm" svg:height="5.926cm" svg:x="15.6cm" svg:y="10.478cm" presentation:class="outline" presentation:user-transformed="true">
          <draw:text-box>
            <text:p text:style-name="P20"><text:span text:style-name="T20">cat </text:span><text:span text:style-name="T20">mydata.dat</text:span></text:p>
            <text:p text:style-name="P20"><text:span text:style-name="T20">2</text:span><text:span text:style-name="T20"><text:tab/></text:span><text:span text:style-name="T20">16</text:span></text:p>
            <text:p text:style-name="P20"><text:span text:style-name="T20">13</text:span><text:span text:style-name="T20"><text:tab/></text:span><text:span text:style-name="T20">5</text:span></text:p>
            <text:p text:style-name="P20"><text:span text:style-name="T20">19.3 <text:s/>11</text:span></text:p>
            <text:p text:style-name="P20"><text:span text:style-name="T19"/></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0;p29" presentation:style-name="pr2" draw:text-style-name="P24" draw:layer="layout" svg:width="24.266cm" svg:height="14.773cm" svg:x="0.371cm" svg:y="2.541cm" presentation:class="outline" presentation:user-transformed="true">
          <draw:text-box>
            <text:p text:style-name="P20"><text:span text:style-name="T19">You can read the file with file.read()</text:span></text:p>
            <text:p text:style-name="P20"><text:span text:style-name="T20">file = open('.env', "r")</text:span></text:p>
            <text:p text:style-name="P20"><text:span text:style-name="T20">filecontent = file.read()</text:span></text:p>
            <text:p text:style-name="P20"><text:span text:style-name="T20">print "File content:"</text:span></text:p>
            <text:p text:style-name="P20"><text:span text:style-name="T20">print filecontent</text:span></text:p>
            <text:p text:style-name="P20"><text:span text:style-name="T20">my_line = ""</text:span></text:p>
            <text:p text:style-name="P20"><text:span text:style-name="T20"/></text:p>
            <text:p text:style-name="P20"><text:span text:style-name="T20">for line in filecontent.splitlines():</text:span></text:p>
            <text:p text:style-name="P20"><text:span text:style-name="T20"><text:s text:c="4"/></text:span><text:span text:style-name="T20">print "Working on line", line</text:span></text:p>
            <text:p text:style-name="P20"><text:span text:style-name="T20"><text:s text:c="4"/></text:span><text:span text:style-name="T20">if line.find("DB_DATABASE="):</text:span></text:p>
            <text:p text:style-name="P20"><text:span text:style-name="T20"><text:s text:c="8"/></text:span><text:span text:style-name="T20">print "Found line containing DB_DATABASE="</text:span></text:p>
            <text:p text:style-name="P20"><text:span text:style-name="T20"><text:s text:c="8"/></text:span><text:span text:style-name="T20">break</text:span></text:p>
            <text:p text:style-name="P20"><text:span text:style-name="T19"/></text:p>
            <text:p text:style-name="P20"><text:span text:style-name="T19">Source file:</text:span></text:p>
            <text:p text:style-name="P20"><text:span text:style-name="T19">cat .env</text:span></text:p>
            <text:p text:style-name="P20"><text:span text:style-name="T20">DB_HOST= http://localhost/</text:span></text:p>
            <text:p text:style-name="P20"><text:span text:style-name="T20">DB_DATABASE= bheng-local</text:span></text:p>
            <text:p text:style-name="P20"><text:span text:style-name="T20">DB_USERNAME= root</text:span></text:p>
            <text:p text:style-name="P20"><text:span text:style-name="T20">DB_PASSWORD= 1234567890</text:span></text:p>
            <text:p text:style-name="P20"><text:span text:style-name="T20">UNIX_SOCKET= /tmp/mysql.sock</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32" draw:layer="layout" svg:width="9.657cm" svg:height="2.911cm" svg:x="11.245cm" svg:y="12.594cm">
          <text:p/>
          <draw:enhanced-geometry svg:viewBox="0 0 21600 21600" draw:type="rectangle" draw:enhanced-path="M 0 0 L 21600 0 21600 21600 0 21600 0 0 Z N"/>
        </draw:custom-shape>
        <draw:frame draw:name="Google Shape;140;p29" presentation:style-name="pr2" draw:text-style-name="P24" draw:layer="layout" svg:width="9.366cm" svg:height="2.513cm" svg:x="11.536cm" svg:y="12.806cm" presentation:class="outline" presentation:user-transformed="true">
          <draw:text-box>
            <text:p text:style-name="P20"><text:span text:style-name="T19">Next lesson will go deeply on structured data and how to red them from files</text:span></text:p>
            <text:p text:style-name="P20"><text:span text:style-name="T19"/></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0;p29" presentation:style-name="pr2" draw:text-style-name="P24" draw:layer="layout" svg:width="24.478cm" svg:height="16.108cm" svg:x="0cm" svg:y="2.386cm" presentation:class="outline" presentation:user-transformed="true">
          <draw:text-box>
            <text:p text:style-name="P20"><text:span text:style-name="T19">Modules are file containing Python statements and definitions.</text:span></text:p>
            <text:p text:style-name="P20"><text:span text:style-name="T19"/></text:p>
            <text:p text:style-name="P20"><text:span text:style-name="T19">A file containing python code is called a module</text:span></text:p>
            <text:p text:style-name="P20"><text:span text:style-name="T19">If the file is </text:span><text:span text:style-name="T41">my_lib.py</text:span><text:span text:style-name="T19">, the module name is </text:span><text:span text:style-name="T41">my_lib</text:span></text:p>
            <text:p text:style-name="P20"><text:span text:style-name="T19"/></text:p>
            <text:p text:style-name="P20"><text:span text:style-name="T19">Modules are useful to break down large programs into small manageable and organized files. </text:span></text:p>
            <text:p text:style-name="P20"><text:span text:style-name="T19"/></text:p>
            <text:p text:style-name="P20"><text:span text:style-name="T19">Modules provide re-usability of code: useful functions can be put in a module and later imported in another module/script and re-used.</text:span></text:p>
            <text:p text:style-name="P20"><text:span text:style-name="T19"/></text:p>
            <text:p text:style-name="P20"><text:span text:style-name="T19">How to import module:</text:span></text:p>
            <text:p text:style-name="P20"><text:span text:style-name="T46">import my_module</text:span></text:p>
            <text:p text:style-name="P20"><text:span text:style-name="T47"/></text:p>
            <text:p text:style-name="P20"><text:span text:style-name="T19">How to import module by name:</text:span></text:p>
            <text:p text:style-name="P20"><text:span text:style-name="T46">import my_module as example</text:span></text:p>
            <text:p text:style-name="P20"><text:span text:style-name="T48"/></text:p>
            <text:p text:style-name="P20"><text:span text:style-name="T19">How to import a single function by a module:</text:span></text:p>
            <text:p text:style-name="P20"><text:span text:style-name="T46">from my_module import my_function</text:span></text:p>
            <text:p text:style-name="P20"><text:span text:style-name="T47"/></text:p>
            <text:p text:style-name="P20"><text:span text:style-name="T19">How to import all names in a module:</text:span></text:p>
            <text:p text:style-name="P20"><text:span text:style-name="T46">from my_module import *</text:span></text:p>
            <text:p text:style-name="P20"><text:span text:style-name="T46"/></text:p>
          </draw:text-box>
        </draw:frame>
        <draw:custom-shape draw:name="Google Shape;142;p29" draw:style-name="gr7" draw:text-style-name="P33" draw:layer="layout" svg:width="21.035cm" svg:height="2.286cm" svg:x="0cm" svg:y="0.1cm">
          <text:p text:style-name="P7"><text:span text:style-name="T6">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552cm" presentation:class="outline" presentation:user-transformed="true">
          <draw:text-box>
            <text:p text:style-name="P20"><text:span text:style-name="T19">File (module) my_libs.py:</text:span></text:p>
            <text:p text:style-name="P20"><text:span text:style-name="T46">def add(a, b):</text:span></text:p>
            <text:p text:style-name="P20"><text:span text:style-name="T46"><text:s text:c="3"/></text:span><text:span text:style-name="T46">#This program adds two numbers and return the result</text:span></text:p>
            <text:p text:style-name="P20"><text:span text:style-name="T46"><text:s text:c="3"/></text:span><text:span text:style-name="T46">result = a + b</text:span></text:p>
            <text:p text:style-name="P20"><text:span text:style-name="T46"><text:s text:c="3"/></text:span><text:span text:style-name="T46">return result</text:span></text:p>
            <text:p text:style-name="P20"><text:span text:style-name="T46">def multiply(a,b)</text:span></text:p>
            <text:p text:style-name="P20"><text:span text:style-name="T46"><text:s text:c="3"/></text:span><text:span text:style-name="T46">#This program multiply two numbers and return the result</text:span></text:p>
            <text:p text:style-name="P20"><text:span text:style-name="T46"><text:s text:c="3"/></text:span><text:span text:style-name="T46">result = a * b</text:span></text:p>
            <text:p text:style-name="P20"><text:span text:style-name="T46"><text:s text:c="3"/></text:span><text:span text:style-name="T46">return result</text:span></text:p>
            <text:p text:style-name="P20"><text:span text:style-name="T48"/></text:p>
            <text:list text:style-name="L3">
              <text:list-item>
                <text:p text:style-name="P20"><text:span text:style-name="T19">Import the entire module (my_modules_example_1.py) </text:span></text:p>
              </text:list-item>
            </text:list>
            <text:p text:style-name="P20"><text:span text:style-name="T46">import my_libs</text:span></text:p>
            <text:p text:style-name="P20"><text:span text:style-name="T46">print “add 4 and 5.5. Result:”, my_libs.add(4,5.5)</text:span></text:p>
            <text:p text:style-name="P20"><text:span text:style-name="T46"/></text:p>
            <text:list text:continue-numbering="true" text:style-name="L3">
              <text:list-item>
                <text:p text:style-name="P20"><text:span text:style-name="T19">Import a single function (my_modules_example_2.py) </text:span></text:p>
              </text:list-item>
            </text:list>
            <text:p text:style-name="P20"><text:span text:style-name="T46">from my_libs import multiply</text:span></text:p>
            <text:p text:style-name="P20"><text:span text:style-name="T46">print "Multiply 4 X 5. Result:", multiply(4, 5)</text:span></text:p>
            <text:p text:style-name="P20"><text:span text:style-name="T48"/></text:p>
            <text:list text:continue-numbering="true" text:style-name="L3">
              <text:list-item>
                <text:p text:style-name="P20"><text:span text:style-name="T19">Import the entire module by name(my_modules_example_3.py) </text:span></text:p>
              </text:list-item>
            </text:list>
            <text:p text:style-name="P20"><text:span text:style-name="T46">import my_libs as example</text:span></text:p>
            <text:p text:style-name="P20"><text:span text:style-name="T46">print “add 4 and 5.5. Result:”, example.add(4,5.5)</text:span></text:p>
            <text:p text:style-name="P20"><text:span text:style-name="T41"/></text:p>
            <text:p text:style-name="P20"><text:span text:style-name="T19"/></text:p>
          </draw:text-box>
        </draw:frame>
        <draw:custom-shape draw:name="Google Shape;142;p29" draw:style-name="gr7" draw:text-style-name="P33" draw:layer="layout" svg:width="21.035cm" svg:height="2.286cm" svg:x="0cm" svg:y="0.1cm">
          <text:p text:style-name="P7"><text:span text:style-name="T6">Example: module impor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552cm" presentation:class="outline" presentation:user-transformed="true">
          <draw:text-box>
            <text:p text:style-name="P20"><text:span text:style-name="T19">import os</text:span></text:p>
            <text:p text:style-name="P20"><text:span text:style-name="T19"/></text:p>
            <text:p text:style-name="P20"><text:span text:style-name="T19">#namespace of module os</text:span></text:p>
            <text:p text:style-name="P20"><text:span text:style-name="T19">&gt;&gt;&gt; os.curdir</text:span></text:p>
            <text:p text:style-name="P20"><text:span text:style-name="T19">’</text:span><text:span text:style-name="T19">.’</text:span></text:p>
            <text:p text:style-name="P20"><text:span text:style-name="T19">&gt;&gt;&gt; os.getenv('HOME')</text:span></text:p>
            <text:p text:style-name="P20"><text:span text:style-name="T19">'/home/bertocco'</text:span></text:p>
            <text:p text:style-name="P20"><text:span text:style-name="T19">&gt;&gt;&gt; os.listdir('.')</text:span></text:p>
            <text:p text:style-name="P20"><text:span text:style-name="T19">['my_modules_example_1.py',</text:span></text:p>
            <text:p text:style-name="P20"><text:span text:style-name="T19"><text:s/></text:span><text:span text:style-name="T19">'read_by_line.py',</text:span></text:p>
            <text:p text:style-name="P20"><text:span text:style-name="T19"><text:s/></text:span><text:span text:style-name="T19">'.mozilla',</text:span></text:p>
            <text:p text:style-name="P20"><text:span text:style-name="T19"><text:s/></text:span><text:span text:style-name="T19">'.bash_logout',</text:span></text:p>
            <text:p text:style-name="P20"><text:span text:style-name="T19">…</text:span><text:span text:style-name="T19">..</text:span></text:p>
            <text:p text:style-name="P20"><text:span text:style-name="T19">]</text:span></text:p>
            <text:p text:style-name="P20"><text:span text:style-name="T19">In [2]: import os</text:span></text:p>
            <text:p text:style-name="P20"><text:span text:style-name="T19"/></text:p>
            <text:p text:style-name="P20"><text:span text:style-name="T19">In [3]: os.defpath</text:span></text:p>
            <text:p text:style-name="P20"><text:span text:style-name="T19">Out[3]: ':/bin:/usr/bin'</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Example: module os </text:span><text:span text:style-name="T49">(manage OS dialog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0;p29" presentation:style-name="pr2" draw:text-style-name="P26" draw:layer="layout" svg:width="24.478cm" svg:height="15.508cm" svg:x="0cm" svg:y="2.686cm" presentation:class="outline" presentation:user-transformed="true">
          <draw:text-box>
            <text:p text:style-name="P20"><text:span text:style-name="T25">To import a module, Python looks at several places. </text:span></text:p>
            <text:p text:style-name="P20"><text:span text:style-name="T25">Interpreter first looks for a built-in module then the search is in this order:</text:span></text:p>
            <text:p text:style-name="P20"><text:span text:style-name="T25"/></text:p>
            <text:list text:style-name="L3">
              <text:list-item>
                <text:p text:style-name="P5"><text:span text:style-name="T25">The current directory</text:span></text:p>
              </text:list-item>
              <text:list-item>
                <text:p text:style-name="P5"><text:span text:style-name="T25">PYTHONPATH (an environment variable with a list of directory)</text:span></text:p>
              </text:list-item>
              <text:list-item>
                <text:p text:style-name="P5"><text:span text:style-name="T25">The installation-dependent default directory</text:span></text:p>
              </text:list-item>
            </text:list>
            <text:p text:style-name="P20"><text:span text:style-name="T50"/></text:p>
          </draw:text-box>
        </draw:frame>
        <draw:custom-shape draw:name="Google Shape;142;p29" draw:style-name="gr7" draw:text-style-name="P33" draw:layer="layout" svg:width="21.035cm" svg:height="2.286cm" svg:x="0cm" svg:y="0.1cm">
          <text:p text:style-name="P7"><text:span text:style-name="T6">Module Search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2" draw:text-style-name="P24" draw:layer="layout" svg:width="24.478cm" svg:height="15.535cm" svg:x="0cm" svg:y="2.686cm" presentation:class="outline" presentation:user-transformed="true">
          <draw:text-box>
            <text:p text:style-name="P20"><text:span text:style-name="T25">The Python interpreter imports a module only once during a session. </text:span></text:p>
            <text:p text:style-name="P20"><text:span text:style-name="T25">This makes things more efficient.</text:span></text:p>
            <text:p text:style-name="P20"><text:span text:style-name="T25"/></text:p>
            <text:p text:style-name="P20"><text:span text:style-name="T25">If the module is changed during the course of the program, we would have to reload it. To reload the module you have two ways:</text:span></text:p>
            <text:p text:style-name="P20"><text:span text:style-name="T25"/></text:p>
            <text:list text:style-name="L3">
              <text:list-item>
                <text:p text:style-name="P20"><text:span text:style-name="T25">Restart the interpreter (not much clean).</text:span></text:p>
                <text:p text:style-name="P20"><text:span text:style-name="T25"/></text:p>
              </text:list-item>
              <text:list-item>
                <text:p text:style-name="P20"><text:span text:style-name="T25">Use the function reload() inside the imp module. Example:</text:span></text:p>
              </text:list-item>
            </text:list>
            <text:p text:style-name="P20"><text:span text:style-name="T50">In [29]: import my_libs</text:span></text:p>
            <text:p text:style-name="P20"><text:span text:style-name="T50"/></text:p>
            <text:p text:style-name="P20"><text:span text:style-name="T50">In [30]: import imp</text:span></text:p>
            <text:p text:style-name="P20"><text:span text:style-name="T50"/></text:p>
            <text:p text:style-name="P20"><text:span text:style-name="T50">In [31]: imp.reload(my_libs)</text:span></text:p>
            <text:p text:style-name="P20"><text:span text:style-name="T50">Out[31]: &lt;module 'my_libs' from 'my_libs.pyc'&gt;</text:span></text:p>
            <text:p text:style-name="P20"><text:span text:style-name="T19"/></text:p>
            <text:p text:style-name="P20"><text:span text:style-name="T46"/></text:p>
          </draw:text-box>
        </draw:frame>
        <draw:custom-shape draw:name="Google Shape;142;p29" draw:style-name="gr7" draw:text-style-name="P33" draw:layer="layout" svg:width="21.035cm" svg:height="2.286cm" svg:x="0cm" svg:y="0.1cm">
          <text:p text:style-name="P7"><text:span text:style-name="T6">How to reload a 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552cm" presentation:class="outline" presentation:user-transformed="true">
          <draw:text-box>
            <text:p text:style-name="P20"><text:span text:style-name="T19">Introspection of a language is the ability of the language itself to provide information of its objects at runtime.</text:span></text:p>
            <text:p text:style-name="P20"><text:span text:style-name="T19"/></text:p>
            <text:p text:style-name="P20"><text:span text:style-name="T19">Python ha a very good support for introspection.</text:span></text:p>
            <text:p text:style-name="P20"><text:span text:style-name="T19"/></text:p>
            <text:p text:style-name="P20"><text:span text:style-name="T19">The interpreter can be used interactively to better know and understand the code.</text:span></text:p>
            <text:p text:style-name="P20"><text:span text:style-name="T19"/></text:p>
            <text:p text:style-name="P20"><text:span text:style-name="T19">Following the description of useful python built-in functions for introspection</text:span></text:p>
            <text:p text:style-name="P20"><text:span text:style-name="T19"/></text:p>
            <text:p text:style-name="P20"><text:span text:style-name="T19"/></text:p>
          </draw:text-box>
        </draw:frame>
        <draw:custom-shape draw:name="Google Shape;142;p29" draw:style-name="gr7" draw:text-style-name="P33" draw:layer="layout" svg:width="21.035cm" svg:height="2.286cm" svg:x="0cm" svg:y="0.1cm">
          <text:p text:style-name="P7"><text:span text:style-name="T6">Intro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552cm" presentation:class="outline" presentation:user-transformed="true">
          <draw:text-box>
            <text:p text:style-name="P20"><text:span text:style-name="T19">The dir() function can be used to find out names that are defined inside a module.</text:span></text:p>
            <text:p text:style-name="P20"><text:span text:style-name="T19"/></text:p>
            <text:p text:style-name="P20"><text:span text:style-name="T19">For example, we have defined the functions add(a,b) and multiply(a,b) in the module my_libs. We can find them:</text:span></text:p>
            <text:p text:style-name="P20"><text:span text:style-name="T20">In [32]: dir(my_libs)</text:span></text:p>
            <text:p text:style-name="P20"><text:span text:style-name="T20">Out[32]: </text:span></text:p>
            <text:p text:style-name="P20"><text:span text:style-name="T20">['__builtins__',</text:span></text:p>
            <text:p text:style-name="P20"><text:span text:style-name="T20"><text:s/></text:span><text:span text:style-name="T20">'__doc__',</text:span></text:p>
            <text:p text:style-name="P20"><text:span text:style-name="T20"><text:s/></text:span><text:span text:style-name="T20">'__file__',</text:span></text:p>
            <text:p text:style-name="P20"><text:span text:style-name="T20"><text:s/></text:span><text:span text:style-name="T20">'__name__',</text:span></text:p>
            <text:p text:style-name="P20"><text:span text:style-name="T20"><text:s/></text:span><text:span text:style-name="T20">'__package__',</text:span></text:p>
            <text:p text:style-name="P20"><text:span text:style-name="T19"><text:s/></text:span><text:span text:style-name="T16">'add',</text:span></text:p>
            <text:p text:style-name="P20"><text:span text:style-name="T16"><text:s/></text:span><text:span text:style-name="T16">'multiply'</text:span><text:span text:style-name="T19">]</text:span></text:p>
            <text:p text:style-name="P20"><text:span text:style-name="T19">names that begin with an underscore are default Python attributes associated with the module (we did not define them ourself).</text:span></text:p>
            <text:p text:style-name="P20"><text:span text:style-name="T19"/></text:p>
            <text:p text:style-name="P20"><text:span text:style-name="T19">All the names defined in the current namespace can be found out using the dir() function without any arguments. Example (try):</text:span></text:p>
            <text:p text:style-name="P20"><text:span text:style-name="T20">dir()</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352cm" presentation:class="outline" presentation:user-transformed="true">
          <draw:text-box>
            <text:p text:style-name="P20"><text:span text:style-name="T19">The function help is available for each module/object and allows to know the documentation for each function.</text:span></text:p>
            <text:p text:style-name="P20"><text:span text:style-name="T19">Try (in the interpreter) the commands:</text:span></text:p>
            <text:p text:style-name="P20"><text:span text:style-name="T20">import math</text:span></text:p>
            <text:p text:style-name="P20"><text:span text:style-name="T20">dir()</text:span></text:p>
            <text:p text:style-name="P20"><text:span text:style-name="T20">help(math.acos)</text:span></text:p>
            <text:p text:style-name="P20"><text:span text:style-name="T38">Example:</text:span></text:p>
            <text:p text:style-name="P20"><text:span text:style-name="T19">In [8]: import math</text:span></text:p>
            <text:p text:style-name="P20"><text:span text:style-name="T19">In [9]: dir(math)</text:span></text:p>
            <text:p text:style-name="P20"><text:span text:style-name="T19">Out[9]: </text:span></text:p>
            <text:p text:style-name="P20"><text:span text:style-name="T19">['__doc__',</text:span></text:p>
            <text:p text:style-name="P20"><text:span text:style-name="T19"><text:s/></text:span><text:span text:style-name="T19">'__name__',</text:span></text:p>
            <text:p text:style-name="P20"><text:span text:style-name="T19"><text:s/></text:span><text:span text:style-name="T19">'__package__',</text:span></text:p>
            <text:p text:style-name="P20"><text:span text:style-name="T19"><text:s/></text:span><text:span text:style-name="T19">'acos',</text:span></text:p>
            <text:p text:style-name="P20"><text:span text:style-name="T19"><text:s/></text:span><text:span text:style-name="T19">'acosh',</text:span></text:p>
            <text:p text:style-name="P20"><text:span text:style-name="T19">………</text:span><text:span text:style-name="T19">.</text:span></text:p>
            <text:p text:style-name="P20"><text:span text:style-name="T19">In [19]: help(math.acos)</text:span></text:p>
            <text:p text:style-name="P20"><text:span text:style-name="T19">Help on built-in function acos in module math:</text:span></text:p>
            <text:p text:style-name="P20"><text:span text:style-name="T19">acos(...)</text:span></text:p>
            <text:p text:style-name="P20"><text:span text:style-name="T19"><text:s text:c="4"/></text:span><text:span text:style-name="T19">acos(x)</text:span></text:p>
            <text:p text:style-name="P20"><text:span text:style-name="T19"><text:s text:c="4"/></text:span><text:span text:style-name="T19">Return the arc cosine (measured in radians) of x.</text:span></text:p>
          </draw:text-box>
        </draw:frame>
        <draw:custom-shape draw:name="Google Shape;142;p29" draw:style-name="gr7" draw:text-style-name="P33" draw:layer="layout" svg:width="21.035cm" svg:height="2.286cm" svg:x="0cm" svg:y="0.1cm">
          <text:p text:style-name="P7"><text:span text:style-name="T6">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552cm" presentation:class="outline" presentation:user-transformed="true">
          <draw:text-box>
            <text:p text:style-name="P20"><text:span text:style-name="T19">The type function allows to </text:span></text:p>
            <text:p text:style-name="P20"><text:span text:style-name="T19">In [1]: a=5</text:span></text:p>
            <text:p text:style-name="P20"><text:span text:style-name="T19">In [2]: type a</text:span></text:p>
            <text:p text:style-name="P20"><text:span text:style-name="T19"><text:s text:c="2"/></text:span><text:span text:style-name="T19">File "&lt;ipython-input-2-e92615c5fd0c&gt;", line 1</text:span></text:p>
            <text:p text:style-name="P20"><text:span text:style-name="T19"><text:s text:c="4"/></text:span><text:span text:style-name="T19">type a</text:span></text:p>
            <text:p text:style-name="P20"><text:span text:style-name="T19"><text:s text:c="9"/></text:span><text:span text:style-name="T19">^</text:span></text:p>
            <text:p text:style-name="P20"><text:span text:style-name="T19">SyntaxError: invalid syntax</text:span></text:p>
            <text:p text:style-name="P20"><text:span text:style-name="T19">In [3]: type(a)</text:span></text:p>
            <text:p text:style-name="P20"><text:span text:style-name="T19">Out[3]: int</text:span></text:p>
            <text:p text:style-name="P20"><text:span text:style-name="T19"/></text:p>
            <text:p text:style-name="P20"><text:span text:style-name="T19"/></text:p>
            <text:p text:style-name="P20"><text:span text:style-name="T19">In [5]: l = [1, "alfa", 0.9, (1, 2, 3)]</text:span></text:p>
            <text:p text:style-name="P20"><text:span text:style-name="T19">In [6]: print [type(i) for i in l]</text:span></text:p>
            <text:p text:style-name="P20"><text:span text:style-name="T19">[&lt;type 'int'&gt;, &lt;type 'str'&gt;, &lt;type 'float'&gt;, &lt;type 'tuple'&gt;]</text:span></text:p>
            <text:p text:style-name="P20"><text:span text:style-name="T19"/></text:p>
            <text:p text:style-name="P20"><text:span text:style-name="T19"/></text:p>
            <text:p text:style-name="P20"><text:span text:style-name="T19"/></text:p>
          </draw:text-box>
        </draw:frame>
        <draw:custom-shape draw:name="Google Shape;142;p29" draw:style-name="gr7" draw:text-style-name="P33" draw:layer="layout" svg:width="21.035cm" svg:height="2.286cm" svg:x="0cm" svg:y="0.1cm">
          <text:p text:style-name="P7"><text:span text:style-name="T6">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552cm" presentation:class="outline" presentation:user-transformed="true">
          <draw:text-box>
            <text:p text:style-name="P20"><text:span text:style-name="T19">Pydoc is a python tool for introspection.</text:span></text:p>
            <text:p text:style-name="P20"><text:span text:style-name="T19">It provides information enclosed in a module in a clear and compact manner.</text:span></text:p>
            <text:p text:style-name="P20"><text:span text:style-name="T19"><text:s/></text:span></text:p>
            <text:p text:style-name="P20"><text:span text:style-name="T19">Pydoc uses the doc string __doc__ and other standard attributes of objects (__name__, __file__, ...).</text:span></text:p>
            <text:p text:style-name="P20"><text:span text:style-name="T19">$ pydoc os</text:span></text:p>
            <text:p text:style-name="P20"><text:span text:style-name="T19">Help on module os:</text:span></text:p>
            <text:p text:style-name="P20"><text:span text:style-name="T19">NAME</text:span></text:p>
            <text:p text:style-name="P20"><text:span text:style-name="T19">os - OS routines for Mac, DOS, NT, or Posix depending on what system we're on.</text:span></text:p>
            <text:p text:style-name="P20"><text:span text:style-name="T19">FILE</text:span></text:p>
            <text:p text:style-name="P20"><text:span text:style-name="T19">/usr/lib64/python2.4/os.py</text:span></text:p>
            <text:p text:style-name="P20"><text:span text:style-name="T19">DESCRIPTION</text:span></text:p>
            <text:p text:style-name="P20"><text:span text:style-name="T19">This exports:</text:span></text:p>
            <text:p text:style-name="P20"><text:span text:style-name="T19">- all functions from posix, nt, os2, mac, or ce, e.g. unlink, stat, etc.</text:span></text:p>
            <text:p text:style-name="P20"><text:span text:style-name="T19">- os.path is one of the modules posixpath, ntpath, or macpath</text:span></text:p>
            <text:p text:style-name="P20"><text:span text:style-name="T19">- os.name is 'posix', 'nt', 'os2', 'mac', 'ce' or 'riscos'</text:span></text:p>
            <text:p text:style-name="P20"><text:span text:style-name="T19">- os.curdir is a string representing the current directory ('.' or ':')</text:span></text:p>
            <text:p text:style-name="P20"><text:span text:style-name="T19">……………………</text:span><text:span text:style-name="T19">...</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pyd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252cm" presentation:class="outline" presentation:user-transformed="true">
          <draw:text-box>
            <text:p text:style-name="P20"><text:span text:style-name="T19">Type in the interpreter: <text:s text:c="19"/></text:span><text:span text:style-name="T20">import this</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The zen of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0.797cm" svg:height="15.68cm" svg:x="4.603cm" svg:y="3.167cm" presentation:class="outline" presentation:user-transformed="true">
          <draw:text-box>
            <text:p text:style-name="P20"><text:span text:style-name="T51">Output:</text:span><text:span text:style-name="T52"> the zen of python</text:span></text:p>
            <text:p text:style-name="P20"><text:span text:style-name="T52">The Zen of Python, by Tim Peters</text:span></text:p>
            <text:p text:style-name="P20"><text:span text:style-name="T52">Beautiful is better than ugly.</text:span></text:p>
            <text:p text:style-name="P20"><text:span text:style-name="T52">Explicit is better than implicit.</text:span></text:p>
            <text:p text:style-name="P20"><text:span text:style-name="T52">Simple is better than complex.</text:span></text:p>
            <text:p text:style-name="P20"><text:span text:style-name="T52">Complex is better than complicated.</text:span></text:p>
            <text:p text:style-name="P20"><text:span text:style-name="T52">Flat is better than nested.</text:span></text:p>
            <text:p text:style-name="P20"><text:span text:style-name="T52">Sparse is better than dense.</text:span></text:p>
            <text:p text:style-name="P20"><text:span text:style-name="T52">Readability counts.</text:span></text:p>
            <text:p text:style-name="P20"><text:span text:style-name="T52">Special cases aren't special enough to break the rules.</text:span></text:p>
            <text:p text:style-name="P20"><text:span text:style-name="T52">Although practicality beats purity.</text:span></text:p>
            <text:p text:style-name="P20"><text:span text:style-name="T52">Errors should never pass silently.</text:span></text:p>
            <text:p text:style-name="P20"><text:span text:style-name="T52">Unless explicitly silenced.</text:span></text:p>
            <text:p text:style-name="P20"><text:span text:style-name="T52">In the face of ambiguity, refuse the temptation to guess.</text:span></text:p>
            <text:p text:style-name="P20"><text:span text:style-name="T52">There should be one-- and preferably only one --obvious way to do it.</text:span></text:p>
            <text:p text:style-name="P20"><text:span text:style-name="T52">Although that way may not be obvious at first unless you're Dutch.</text:span></text:p>
            <text:p text:style-name="P20"><text:span text:style-name="T52">Now is better than never.</text:span></text:p>
            <text:p text:style-name="P20"><text:span text:style-name="T52">Although never is often better than *right* now.</text:span></text:p>
            <text:p text:style-name="P20"><text:span text:style-name="T52">If the implementation is hard to explain, it's a bad idea.</text:span></text:p>
            <text:p text:style-name="P20"><text:span text:style-name="T52">If the implementation is easy to explain, it may be a good idea.</text:span></text:p>
            <text:p text:style-name="P20"><text:span text:style-name="T52">Namespaces are one honking great idea -- let's do more of those!</text:span></text:p>
            <text:p text:style-name="P20"><text:span text:style-name="T52"/></text:p>
            <text:p text:style-name="P20"><text:span text:style-name="T19"/></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2" draw:text-style-name="P24" draw:layer="layout" svg:width="24.266cm" svg:height="15.851cm" svg:x="0.371cm" svg:y="2.252cm" presentation:class="outline" presentation:user-transformed="true">
          <draw:text-box>
            <text:p text:style-name="P20"><text:span text:style-name="T19">Go to page</text:span></text:p>
            <text:p text:style-name="P20"><text:span text:style-name="T19"><text:a xlink:href="https://docs.python.org/2/tutorial/introduction.html" xlink:type="simple">https://docs.python.org/2/tutorial/introduction.html</text:a></text:span></text:p>
            <text:p text:style-name="P20"><text:span text:style-name="T19">to the paragraph</text:span></text:p>
            <text:p text:style-name="P20"><text:span text:style-name="T19">“</text:span><text:span text:style-name="T19">Using Python as a Calculator”</text:span></text:p>
            <text:p text:style-name="P20"><text:span text:style-name="T19">practice with the described operators.</text:span></text:p>
            <text:p text:style-name="P20"><text:span text:style-name="T19">Just to practice with the language,</text:span></text:p>
            <text:p text:style-name="P20"><text:span text:style-name="T19">write a module containing a python function executing the operation for each operator,</text:span></text:p>
            <text:p text:style-name="P20"><text:span text:style-name="T19">write your own script importing the module, reading input from command line, executing the operations using the functions previously coded,</text:span></text:p>
            <text:p text:style-name="P20"><text:span text:style-name="T19">print the operators and the result for each function</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5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5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1-18T12:25:48.611562478</dc:date>
    <meta:editing-duration>P1DT17H32M57S</meta:editing-duration>
    <meta:editing-cycles>220</meta:editing-cycles>
    <meta:document-statistic meta:object-count="326"/>
  </office:meta>
</office:document-meta>
</file>